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1"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股票信息类StockInfo主要用来获取上市公司基本情况及基本面信息，对于研究公司基本面信息及获取公司基本面数据的朋友将会带来非常大的帮助</text:p>
      <text:p text:style-name="Standard"/>
      <text:p text:style-name="Standard"/>
      <text:p text:style-name="Standard">[b](1)stockProfiles(retry=3, pause=0.001)[/b]</text:p>
      <text:p text:style-name="Standard">获取上市公司基本情况，由于该方法需要获取目前所有上市公司基本情况因此耗时较长，但上市公司基本情况变化并不频繁，因此建议一周或更长时间调用一次并保存或更新数据</text:p>
      <text:p text:style-name="Standard"/>
      <text:p text:style-name="Standard">参数：</text:p>
      <text:p text:style-name="Standard">retry : int, 默认 3</text:p>
      <text:p text:style-name="Standard"><text:s text:c="3"/>如遇网络等问题重复执行的次数 </text:p>
      <text:p text:style-name="Standard">pause : int, 默认 0</text:p>
      <text:p text:style-name="Standard"><text:s text:c="3"/>重复请求数据过程中暂停的秒数，防止请求间隔时间太短出现的问题</text:p>
      <text:p text:style-name="Standard"/>
      <text:p text:style-name="Standard">返回值：</text:p>
      <text:p text:style-name="Standard">DataFrame or List: [{'code':, 'name':, ...}, ...]</text:p>
      <text:p text:style-name="Standard"><text:s text:c="3"/>code,代码</text:p>
      <text:p text:style-name="Standard"><text:s text:c="3"/>name,名称</text:p>
      <text:p text:style-name="Standard"><text:s text:c="3"/>city,所在城市</text:p>
      <text:p text:style-name="Standard"><text:s text:c="3"/>staff,员工人数</text:p>
      <text:p text:style-name="Standard"><text:s text:c="3"/>date,上市日期</text:p>
      <text:p text:style-name="Standard"><text:s text:c="3"/>industry,行业分类</text:p>
      <text:p text:style-name="Standard"><text:s text:c="3"/>pro_type,产品类型</text:p>
      <text:p text:style-name="Standard"><text:s text:c="3"/>main,主营业务</text:p>
      <text:p text:style-name="Standard"/>
      <text:p text:style-name="Standard">示例：</text:p>
      <text:p text:style-name="Standard">[i]import gugu as gg[/i]</text:p>
      <text:p text:style-name="Standard">[i]obj = gg.StockInfo()[/i] <text:s text:c="3"/># 创建股票信息对象</text:p>
      <text:p text:style-name="Standard">[i]data = obj.stockProfiles()[/i] <text:s text:c="2"/># 获取上市公司基本情况</text:p>
      <text:p text:style-name="Standard">[i]obj.output()[/i] <text:s text:c="2"/># 输出数据</text:p>
      <text:p text:style-name="Standard"/>
      <text:p text:style-name="Standard">输出：</text:p>
      <text:p text:style-name="Standard"><text:s text:c="5"/>code <text:s text:c="6"/>name <text:s text:c="4"/>city <text:s text:c="4"/>staff <text:s text:c="4"/>date <text:s text:c="5"/>industry <text:s text:c="4"/>pro_type <text:s text:c="18"/>main</text:p>
      <text:p text:style-name="Standard">0 <text:s/>000001 <text:s/>平安银行 <text:s/>深圳市 <text:s/>32744 <text:s/>1991-04-03 <text:s/>银行 商业银行业务 <text:s/>经有关监管机构批准的各项商业银行业务</text:p>
      <text:p text:style-name="Standard">1 <text:s/>000002 <text:s text:c="2"/>万科A <text:s text:c="3"/>深圳市 <text:s/>92764 <text:s/>1991-01-29 房地产开发 <text:s/>房地产、物业管理、投资咨询 <text:s/>房地产开发和物业服务</text:p>
      <text:p text:style-name="Standard">......</text:p>
      <text:p text:style-name="Standard">3567 603998 <text:s/>方盛制药 <text:s/>长沙市 <text:s/>1084 <text:s/>2014-12-05 <text:s/>中药生产 <text:s/>医药 <text:s/>从事心脑血管中成药、骨伤科药、儿科药、抗感染药等药品的研发、生产与销售</text:p>
      <text:p text:style-name="Standard">3568 <text:s/>603999 <text:s/>读者传媒 <text:s/>兰州市 <text:s/>452 <text:s/>2015-12-10 <text:s/>平面媒体 <text:s/>新闻出版业务、电子产品销售 <text:s/>期刊、图书（含教材教辅及一般图书）出版物的出版和发行</text:p>
      <text:p text:style-name="Standard"/>
      <text:p text:style-name="Standard"/>
      <text:p text:style-name="Standard">[b](2)report(year, quarter, retry=3, pause=0.001)[/b]</text:p>
      <text:p text:style-name="Standard">获取业绩报表数据</text:p>
      <text:p text:style-name="Standard"/>
      <text:p text:style-name="Standard">参数：</text:p>
      <text:p text:style-name="Standard">year:int </text:p>
      <text:p text:style-name="Standard"><text:s text:c="3"/>年度 e.g:2014</text:p>
      <text:p text:style-name="Standard">quarter:int </text:p>
      <text:p text:style-name="Standard"><text:s text:c="3"/>季度 :1、2、3、4，只能输入这4个季度 <text:s text:c="6"/></text:p>
      <text:p text:style-name="Standard">retry : int, 默认 3</text:p>
      <text:p text:style-name="Standard"><text:s text:c="3"/>如遇网络等问题重复执行的次数 </text:p>
      <text:p text:style-name="Standard"><text:soft-page-break/>pause : int, 默认 0.001</text:p>
      <text:p text:style-name="Standard"><text:s text:c="3"/>重复请求数据过程中暂停的秒数，防止请求间隔时间太短出现的问题</text:p>
      <text:p text:style-name="Standard"/>
      <text:p text:style-name="Standard">返回值：</text:p>
      <text:p text:style-name="Standard">DataFrame or List: [{'code':, 'name':, ...}, ...]</text:p>
      <text:p text:style-name="Standard"><text:s text:c="3"/>code,代码</text:p>
      <text:p text:style-name="Standard"><text:s text:c="3"/>name,名称</text:p>
      <text:p text:style-name="Standard"><text:s text:c="3"/>eps,每股收益</text:p>
      <text:p text:style-name="Standard"><text:s text:c="3"/>eps_yoy,每股收益同比(%)</text:p>
      <text:p text:style-name="Standard"><text:s text:c="3"/>bvps,每股净资产</text:p>
      <text:p text:style-name="Standard"><text:s text:c="3"/>roe,净资产收益率(%)</text:p>
      <text:p text:style-name="Standard"><text:s text:c="3"/>epcf,每股现金流量(元)</text:p>
      <text:p text:style-name="Standard"><text:s text:c="3"/>net_profits,净利润(万元)</text:p>
      <text:p text:style-name="Standard"><text:s text:c="3"/>profits_yoy,净利润同比(%)</text:p>
      <text:p text:style-name="Standard"><text:s text:c="3"/>distrib,分配方案</text:p>
      <text:p text:style-name="Standard"><text:s text:c="3"/>report_date,发布日期</text:p>
      <text:p text:style-name="Standard"/>
      <text:p text:style-name="Standard">示例：</text:p>
      <text:p text:style-name="Standard">[i]import gugu as gg[/i]</text:p>
      <text:p text:style-name="Standard">[i]obj = gg.StockInfo()[/i] <text:s text:c="3"/># 创建股票信息对象</text:p>
      <text:p text:style-name="Standard">[i]data = obj.report(year=2018, quarter=4)[/i] <text:s text:c="2"/># 获取业绩报表数据</text:p>
      <text:p text:style-name="Standard">[i]obj.output()[/i] <text:s text:c="2"/># 输出数据</text:p>
      <text:p text:style-name="Standard"/>
      <text:p text:style-name="Standard">输出：</text:p>
      <text:p text:style-name="Standard"><text:s text:c="7"/>code <text:s text:c="2"/>name <text:s text:c="2"/>eps <text:s/>eps_yoy <text:s/>bvps <text:s text:c="3"/>roe <text:s/>epcf <text:s/>net_profits <text:s/>profits_yoy <text:s text:c="3"/>distrib report_date</text:p>
      <text:p text:style-name="Standard">0 <text:s text:c="3"/>600167 <text:s text:c="2"/>联美控股 <text:s/>0.75 <text:s text:c="2"/>-35.36 <text:s text:c="2"/>NaN <text:s/>17.48 <text:s text:c="2"/>NaN <text:s text:c="3"/>131679.41 <text:s text:c="7"/>42.80 <text:s text:c="2"/>10派1.5送3 <text:s text:c="6"/>03-12</text:p>
      <text:p text:style-name="Standard">1 <text:s text:c="3"/>600803 <text:s text:c="2"/>新奥股份 <text:s/>1.11 <text:s text:c="3"/>73.44 <text:s text:c="2"/>NaN <text:s/>17.29 <text:s text:c="2"/>NaN <text:s text:c="3"/>132122.97 <text:s text:c="6"/>109.37 <text:s text:c="4"/>10派2.1 <text:s text:c="6"/>03-12</text:p>
      <text:p text:style-name="Standard">2 <text:s text:c="3"/>002655 <text:s text:c="2"/>共达电声 <text:s/>0.06 <text:s/>-112.24 <text:s text:c="2"/>NaN <text:s text:c="2"/>4.47 <text:s text:c="2"/>NaN <text:s text:c="5"/>2135.05 <text:s text:c="5"/>-112.21 <text:s text:c="7"/>NaN <text:s text:c="6"/>03-12</text:p>
      <text:p text:style-name="Standard">3 <text:s text:c="3"/>603429 <text:s text:c="2"/>集友股份 <text:s/>0.61 <text:s text:c="2"/>-28.13 <text:s text:c="2"/>NaN <text:s/>20.04 <text:s text:c="2"/>NaN <text:s text:c="4"/>11540.96 <text:s text:c="7"/>16.39 <text:s text:c="7"/>NaN <text:s text:c="6"/>03-12</text:p>
      <text:p text:style-name="Standard">4 <text:s text:c="3"/>300690 <text:s text:c="2"/>双一科技 <text:s/>0.91 <text:s text:c="2"/>-52.36 <text:s text:c="2"/>NaN <text:s text:c="2"/>9.46 <text:s text:c="2"/>NaN <text:s text:c="5"/>8788.53 <text:s text:c="6"/>-20.50 <text:s text:c="4"/>10派4.5 <text:s text:c="6"/>03-12</text:p>
      <text:p text:style-name="Standard">5 <text:s text:c="3"/>002117 <text:s text:c="2"/>东港股份 <text:s/>0.71 <text:s text:c="3"/>10.63 <text:s text:c="2"/>NaN <text:s/>16.60 <text:s text:c="2"/>NaN <text:s text:c="4"/>25676.76 <text:s text:c="7"/>10.63 <text:s text:c="4"/>10派7送5 <text:s text:c="6"/>03-12</text:p>
      <text:p text:style-name="Standard">6 <text:s text:c="3"/>002294 <text:s text:c="3"/>信立泰 <text:s/>1.39 <text:s text:c="4"/>0.00 <text:s text:c="2"/>NaN <text:s/>23.43 <text:s text:c="2"/>NaN <text:s text:c="3"/>145822.33 <text:s text:c="8"/>0.44 <text:s text:c="6"/>10派8 <text:s text:c="6"/>03-12</text:p>
      <text:p text:style-name="Standard">7 <text:s text:c="3"/>600158 <text:s text:c="2"/>中体产业 <text:s/>0.10 <text:s text:c="3"/>44.27 <text:s text:c="2"/>NaN <text:s text:c="2"/>5.05 <text:s text:c="2"/>NaN <text:s text:c="5"/>8390.65 <text:s text:c="7"/>44.38 <text:s text:c="4"/>10派0.3 <text:s text:c="6"/>03-12</text:p>
      <text:p text:style-name="Standard">8 <text:s text:c="3"/>600800 <text:s text:c="2"/>天津磁卡 <text:s/>0.12 <text:s/>-220.00 <text:s text:c="2"/>NaN <text:s/>76.50 <text:s text:c="2"/>NaN <text:s text:c="5"/>7248.29 <text:s text:c="5"/>-221.78 <text:s text:c="7"/>NaN <text:s text:c="6"/>03-12</text:p>
      <text:p text:style-name="Standard">9 <text:s text:c="3"/>603960 <text:s text:c="2"/>克来机电 <text:s/>0.48 <text:s text:c="3"/>-5.88 <text:s text:c="2"/>NaN <text:s/>14.09 <text:s text:c="2"/>NaN <text:s text:c="5"/>6514.84 <text:s text:c="7"/>32.31 <text:s text:c="7"/>NaN <text:s text:c="6"/>03-12</text:p>
      <text:p text:style-name="Standard">10 <text:s text:c="2"/>002648 <text:s text:c="2"/>卫星石化 <text:s/>0.89 <text:s text:c="2"/>-14.42 <text:s text:c="2"/>NaN <text:s/>12.38 <text:s text:c="2"/>NaN <text:s text:c="4"/>94062.78 <text:s text:c="7"/>-0.19 <text:s text:c="4"/>10派0.9 <text:s text:c="6"/>03-12</text:p>
      <text:p text:style-name="Standard">11 <text:s text:c="2"/>600284 <text:s text:c="2"/>浦东建设 <text:s/>0.47 <text:s text:c="2"/>-12.88 <text:s text:c="2"/>NaN <text:s text:c="2"/>8.00 <text:s text:c="2"/>NaN <text:s text:c="4"/>45288.53 <text:s text:c="7"/>21.95 <text:s text:c="4"/>10派1.5 <text:s text:c="6"/>03-12</text:p>
      <text:p text:style-name="Standard">12 <text:s text:c="2"/>603335 <text:s text:c="3"/>迪生力 <text:s/>0.04 <text:s text:c="2"/>-20.00 <text:s text:c="2"/>NaN <text:s text:c="2"/>2.41 <text:s text:c="2"/>NaN <text:s text:c="5"/>1350.78 <text:s text:c="7"/>11.09 <text:s text:c="7"/>NaN <text:s text:c="6"/>03-12</text:p>
      <text:p text:style-name="Standard">13 <text:s text:c="2"/>603659 <text:s text:c="3"/>璞泰来 <text:s/>1.37 <text:s text:c="3"/>15.13 <text:s text:c="2"/>NaN <text:s/>22.39 <text:s text:c="2"/>NaN <text:s text:c="4"/>59425.78 <text:s text:c="7"/>31.80 <text:s text:c="7"/>NaN <text:s text:c="6"/>03-12</text:p>
      <text:p text:style-name="Standard">14 <text:s text:c="2"/>600113 <text:s text:c="2"/>浙江东日 <text:s/>0.33 <text:s text:c="3"/>10.00 <text:s text:c="2"/>NaN <text:s/>15.10 <text:s text:c="2"/>NaN <text:s text:c="4"/>10466.77 <text:s text:c="8"/>9.53 <text:s text:c="4"/>10派0.4 <text:s text:c="6"/>03-12</text:p>
      <text:p text:style-name="Standard">15 <text:s text:c="2"/>603919 <text:s text:c="3"/>金徽酒 <text:s/>0.71 <text:s text:c="4"/>2.90 <text:s text:c="2"/>NaN <text:s/>13.57 <text:s text:c="2"/>NaN <text:s text:c="4"/>25861.63 <text:s text:c="8"/>2.24 <text:s text:c="7"/>NaN <text:s text:c="6"/>03-12</text:p>
      <text:p text:style-name="Standard">16 <text:s text:c="2"/>000965 <text:s text:c="2"/>天保基建 <text:s/>0.09 <text:s text:c="2"/>-78.05 <text:s text:c="2"/>NaN <text:s text:c="2"/>1.86 <text:s text:c="2"/>NaN <text:s text:c="5"/>9610.23 <text:s text:c="6"/>-76.61 <text:s text:c="3"/>10派0.81 <text:s text:c="6"/>03-12</text:p>
      <text:p text:style-name="Standard"><text:soft-page-break/>17 <text:s text:c="2"/>002233 <text:s text:c="2"/>塔牌集团 <text:s/>1.45 <text:s text:c="3"/>89.35 <text:s text:c="2"/>NaN <text:s/>20.01 <text:s text:c="2"/>NaN <text:s text:c="3"/>172311.29 <text:s text:c="6"/>139.00 <text:s text:c="4"/>10派4.3 <text:s text:c="6"/>03-12</text:p>
      <text:p text:style-name="Standard">18 <text:s text:c="2"/>601886 <text:s text:c="2"/>江河集团 <text:s/>0.53 <text:s text:c="3"/>32.50 <text:s text:c="2"/>NaN <text:s text:c="2"/>8.94 <text:s text:c="2"/>NaN <text:s text:c="4"/>60860.65 <text:s text:c="7"/>30.47 <text:s text:c="6"/>10派3 <text:s text:c="6"/>03-12</text:p>
      <text:p text:style-name="Standard">19 <text:s text:c="2"/>300455 <text:s text:c="2"/>康拓红外 <text:s/>0.15 <text:s text:c="2"/>-17.50 <text:s/>1.47 <text:s/>10.44 <text:s text:c="2"/>NaN <text:s text:c="5"/>7565.73 <text:s text:c="8"/>5.44 <text:s text:c="4"/>10派0.5 <text:s text:c="6"/>03-12</text:p>
      <text:p text:style-name="Standard">20 <text:s text:c="2"/>000953 <text:s text:c="2"/>ST河化 -0.93 -1029.24 <text:s text:c="2"/>NaN <text:s text:c="3"/>NaN <text:s text:c="2"/>NaN <text:s text:c="3"/>-27379.37 <text:s text:c="4"/>-1029.30 <text:s text:c="7"/>NaN <text:s text:c="6"/>03-12</text:p>
      <text:p text:style-name="Standard">21 <text:s text:c="2"/>002810 <text:s text:c="2"/>山东赫达 <text:s/>0.64 <text:s text:c="3"/>32.06 <text:s text:c="2"/>NaN <text:s/>10.31 <text:s text:c="2"/>NaN <text:s text:c="5"/>7340.68 <text:s text:c="7"/>58.47 <text:s text:c="7"/>NaN <text:s text:c="6"/>03-12</text:p>
      <text:p text:style-name="Standard">22 <text:s text:c="2"/>300423 <text:s text:c="3"/>鲁亿通 <text:s/>1.65 <text:s text:c="2"/>534.62 <text:s text:c="2"/>NaN <text:s/>19.09 <text:s text:c="2"/>NaN <text:s text:c="4"/>45053.77 <text:s text:c="5"/>1530.25 <text:s/>10派2.28转7 <text:s text:c="6"/>03-12</text:p>
      <text:p text:style-name="Standard">23 <text:s text:c="2"/>002612 <text:s text:c="2"/>朗姿股份 <text:s/>0.53 <text:s text:c="3"/>12.20 <text:s text:c="2"/>NaN <text:s text:c="2"/>7.59 <text:s text:c="2"/>NaN <text:s text:c="4"/>21045.31 <text:s text:c="7"/>12.20 <text:s text:c="4"/>10派1.5 <text:s text:c="6"/>03-12</text:p>
      <text:p text:style-name="Standard">24 <text:s text:c="2"/>300591 <text:s text:c="3"/>万里马 <text:s/>0.12 <text:s text:c="2"/>-12.92 <text:s text:c="2"/>NaN <text:s text:c="2"/>7.95 <text:s text:c="2"/>NaN <text:s text:c="5"/>3779.73 <text:s text:c="8"/>1.25 <text:s text:c="7"/>NaN <text:s text:c="6"/>03-12</text:p>
      <text:p text:style-name="Standard">25 <text:s text:c="2"/>600814 <text:s text:c="2"/>杭州解百 <text:s/>0.21 <text:s text:c="2"/>-16.00 <text:s text:c="2"/>NaN <text:s text:c="2"/>6.35 <text:s text:c="2"/>NaN <text:s text:c="4"/>14907.99 <text:s text:c="6"/>-17.30 <text:s text:c="3"/>10派0.65 <text:s text:c="6"/>03-12</text:p>
      <text:p text:style-name="Standard">26 <text:s text:c="2"/>603456 <text:s text:c="2"/>九洲药业 <text:s/>0.20 <text:s text:c="2"/>-39.39 <text:s text:c="2"/>NaN <text:s text:c="2"/>5.74 <text:s text:c="2"/>NaN <text:s text:c="4"/>15714.75 <text:s text:c="8"/>6.46 <text:s text:c="6"/>10派2 <text:s text:c="6"/>03-12</text:p>
      <text:p text:style-name="Standard">27 <text:s text:c="2"/>300692 <text:s text:c="2"/>中环环保 <text:s/>0.38 <text:s text:c="2"/>-33.33 <text:s/>4.70 <text:s text:c="2"/>8.35 <text:s text:c="2"/>NaN <text:s text:c="5"/>6044.47 <text:s text:c="7"/>19.25 <text:s text:c="7"/>NaN <text:s text:c="6"/>03-12</text:p>
      <text:p text:style-name="Standard">28 <text:s text:c="2"/>002593 <text:s text:c="2"/>日上集团 <text:s/>0.11 <text:s text:c="3"/>10.00 <text:s text:c="2"/>NaN <text:s text:c="2"/>4.32 <text:s text:c="2"/>NaN <text:s text:c="5"/>8161.38 <text:s text:c="7"/>20.29 <text:s text:c="4"/>10派0.5 <text:s text:c="6"/>03-12</text:p>
      <text:p text:style-name="Standard">29 <text:s text:c="2"/>000969 <text:s text:c="2"/>安泰科技 -0.21 <text:s/>-467.59 <text:s text:c="2"/>NaN <text:s/>-4.90 <text:s text:c="2"/>NaN <text:s text:c="3"/>-21765.62 <text:s text:c="5"/>-467.85 <text:s text:c="7"/>NaN <text:s text:c="6"/>03-11</text:p>
      <text:p text:style-name="Standard">.. <text:s text:c="5"/>... <text:s text:c="3"/>... <text:s text:c="2"/>... <text:s text:c="5"/>... <text:s text:c="2"/>... <text:s text:c="3"/>... <text:s text:c="2"/>... <text:s text:c="9"/>... <text:s text:c="9"/>... <text:s text:c="7"/>... <text:s text:c="8"/>...</text:p>
      <text:p text:style-name="Standard">127 <text:s/>600702 <text:s text:c="2"/>舍得酒业 <text:s/>1.02 <text:s text:c="2"/>140.05 <text:s text:c="2"/>NaN <text:s/>12.87 <text:s text:c="2"/>NaN <text:s text:c="4"/>34177.76 <text:s text:c="6"/>138.05 <text:s text:c="3"/>10派1.03 <text:s text:c="6"/>02-20</text:p>
      <text:p text:style-name="Standard">128 <text:s/>002458 <text:s text:c="2"/>益生股份 <text:s/>1.08 <text:s/>-217.39 <text:s text:c="2"/>NaN <text:s/>25.82 <text:s text:c="2"/>NaN <text:s text:c="4"/>36283.75 <text:s text:c="5"/>-216.91 <text:s text:c="4"/>10派2转7 <text:s text:c="6"/>02-20</text:p>
      <text:p text:style-name="Standard">129 <text:s/>603638 <text:s text:c="2"/>艾迪精密 <text:s/>0.86 <text:s text:c="4"/>6.09 <text:s text:c="2"/>NaN <text:s/>24.17 <text:s text:c="2"/>NaN <text:s text:c="4"/>22517.41 <text:s text:c="7"/>61.20 <text:s text:c="2"/>10派2转4.8 <text:s text:c="6"/>02-20</text:p>
      <text:p text:style-name="Standard">130 <text:s/>300632 <text:s text:c="2"/>光莆股份 <text:s/>0.79 <text:s text:c="3"/>64.04 <text:s text:c="2"/>NaN <text:s/>20.84 <text:s text:c="2"/>NaN <text:s text:c="4"/>11855.16 <text:s text:c="6"/>126.76 <text:s text:c="2"/>10派0.5转2 <text:s text:c="6"/>02-19</text:p>
      <text:p text:style-name="Standard">131 <text:s/>603005 <text:s text:c="2"/>晶方科技 <text:s/>0.31 <text:s text:c="2"/>-26.19 <text:s text:c="2"/>NaN <text:s text:c="2"/>3.89 <text:s text:c="2"/>NaN <text:s text:c="5"/>7112.48 <text:s text:c="6"/>-25.67 <text:s text:c="4"/>10派0.7 <text:s text:c="6"/>02-18</text:p>
      <text:p text:style-name="Standard">132 <text:s/>002349 <text:s text:c="2"/>精华制药 <text:s/>0.28 <text:s text:c="3"/>32.12 <text:s text:c="2"/>NaN <text:s text:c="2"/>9.91 <text:s text:c="2"/>NaN <text:s text:c="4"/>22966.53 <text:s text:c="7"/>31.00 <text:s text:c="4"/>10派0.5 <text:s text:c="6"/>02-18</text:p>
      <text:p text:style-name="Standard">133 <text:s/>002099 <text:s text:c="2"/>海翔药业 <text:s/>0.38 <text:s text:c="3"/>72.73 <text:s text:c="2"/>NaN <text:s/>11.35 <text:s text:c="2"/>NaN <text:s text:c="4"/>60500.38 <text:s text:c="7"/>76.79 <text:s text:c="6"/>10派3 <text:s text:c="6"/>02-18</text:p>
      <text:p text:style-name="Standard">134 <text:s/>600276 <text:s text:c="2"/>恒瑞医药 <text:s/>1.10 <text:s text:c="3"/>-3.28 <text:s text:c="2"/>NaN <text:s/>23.60 <text:s text:c="2"/>NaN <text:s text:c="3"/>406560.97 <text:s text:c="7"/>26.39 <text:s text:c="2"/>10派2.2送2 <text:s text:c="6"/>02-16</text:p>
      <text:p text:style-name="Standard">135 <text:s/>002442 <text:s text:c="2"/>龙星化工 <text:s/>0.28 <text:s text:c="2"/>165.61 <text:s text:c="2"/>NaN <text:s/>11.06 <text:s text:c="2"/>NaN <text:s text:c="4"/>13272.09 <text:s text:c="6"/>165.66 <text:s text:c="6"/>10派1 <text:s text:c="6"/>02-15</text:p>
      <text:p text:style-name="Standard">136 <text:s/>002406 <text:s text:c="2"/>远东传动 <text:s/>0.48 <text:s text:c="3"/>45.45 <text:s text:c="2"/>NaN <text:s/>11.16 <text:s text:c="2"/>NaN <text:s text:c="4"/>27133.92 <text:s text:c="7"/>44.94 <text:s text:c="4"/>10派0.5 <text:s text:c="6"/>02-14</text:p>
      <text:p text:style-name="Standard">137 <text:s/>600722 <text:s text:c="2"/>金牛化工 <text:s/>0.09 <text:s text:c="3"/>69.57 <text:s text:c="2"/>NaN <text:s text:c="2"/>6.17 <text:s text:c="2"/>NaN <text:s text:c="5"/>5835.64 <text:s text:c="7"/>69.47 <text:s text:c="7"/>NaN <text:s text:c="6"/>02-13</text:p>
      <text:p text:style-name="Standard">138 <text:s/>603225 <text:s text:c="3"/>新凤鸣 <text:s/>1.69 <text:s text:c="2"/>-35.00 <text:s text:c="2"/>NaN <text:s/>19.24 <text:s text:c="2"/>NaN <text:s text:c="3"/>142305.41 <text:s text:c="7"/>-4.91 <text:s text:c="2"/>10派1.8转4 <text:s text:c="6"/>02-02</text:p>
      <text:p text:style-name="Standard">139 <text:s/>002675 <text:s text:c="2"/>东诚药业 <text:s/>0.37 <text:s text:c="3"/>50.73 <text:s text:c="2"/>NaN <text:s text:c="2"/>7.73 <text:s text:c="2"/>NaN <text:s text:c="4"/>28042.67 <text:s text:c="7"/>62.44 <text:s text:c="3"/>10派0.48 <text:s text:c="6"/>02-01</text:p>
      <text:p text:style-name="Standard">140 <text:s/>000929 <text:s text:c="2"/>兰州黄河 -0.36 <text:s/>-516.02 <text:s text:c="2"/>NaN <text:s/>-9.66 <text:s text:c="2"/>NaN <text:s text:c="4"/>-6755.04 <text:s text:c="5"/>-516.05 <text:s text:c="7"/>NaN <text:s text:c="6"/>02-01</text:p>
      <text:p text:style-name="Standard"><text:soft-page-break/>141 <text:s/>002240 <text:s text:c="2"/>威华股份 <text:s/>0.30 <text:s text:c="2"/>500.00 <text:s text:c="2"/>NaN <text:s text:c="2"/>7.57 <text:s text:c="2"/>NaN <text:s text:c="4"/>16001.42 <text:s text:c="6"/>509.31 <text:s text:c="7"/>NaN <text:s text:c="6"/>02-01</text:p>
      <text:p text:style-name="Standard">142 <text:s/>002107 <text:s text:c="2"/>沃华医药 <text:s/>0.13 <text:s text:c="2"/>-18.75 <text:s text:c="2"/>NaN <text:s text:c="2"/>7.99 <text:s text:c="2"/>NaN <text:s text:c="5"/>4565.15 <text:s text:c="6"/>-19.95 <text:s text:c="4"/>10派0.5 <text:s text:c="6"/>02-01</text:p>
      <text:p text:style-name="Standard">143 <text:s/>300748 <text:s text:c="2"/>金力永磁 <text:s/>0.39 <text:s text:c="4"/>5.41 <text:s text:c="2"/>NaN <text:s/>16.20 <text:s text:c="2"/>NaN <text:s text:c="4"/>14719.58 <text:s text:c="8"/>5.62 <text:s text:c="4"/>10派1.1 <text:s text:c="6"/>02-01</text:p>
      <text:p text:style-name="Standard">144 <text:s/>002552 <text:s text:c="2"/>宝鼎科技 <text:s/>0.09 <text:s/>-120.00 <text:s text:c="2"/>NaN <text:s text:c="2"/>4.78 <text:s text:c="2"/>NaN <text:s text:c="5"/>2869.07 <text:s text:c="5"/>-121.24 <text:s text:c="7"/>NaN <text:s text:c="6"/>02-01</text:p>
      <text:p text:style-name="Standard">145 <text:s/>002825 <text:s text:c="2"/>纳尔股份 <text:s/>0.44 <text:s text:c="3"/>22.22 <text:s text:c="2"/>NaN <text:s/>10.43 <text:s text:c="2"/>NaN <text:s text:c="5"/>6198.67 <text:s text:c="7"/>70.60 <text:s text:c="6"/>10派1 <text:s text:c="6"/>02-01</text:p>
      <text:p text:style-name="Standard">146 <text:s/>002211 <text:s text:c="2"/>宏达新材 <text:s/>0.03 <text:s text:c="2"/>-48.60 <text:s text:c="2"/>NaN <text:s text:c="2"/>1.40 <text:s text:c="2"/>NaN <text:s text:c="5"/>1113.24 <text:s text:c="6"/>-45.50 <text:s text:c="7"/>NaN <text:s text:c="6"/>02-01</text:p>
      <text:p text:style-name="Standard">147 <text:s/>002245 <text:s text:c="2"/>澳洋顺昌 <text:s/>0.23 <text:s text:c="2"/>-36.42 <text:s text:c="2"/>NaN <text:s text:c="2"/>8.79 <text:s text:c="2"/>NaN <text:s text:c="4"/>22557.76 <text:s text:c="6"/>-36.35 <text:s text:c="3"/>10派0.25 <text:s text:c="6"/>02-01</text:p>
      <text:p text:style-name="Standard">148 <text:s/>300700 <text:s text:c="2"/>岱勒新材 <text:s/>0.41 <text:s text:c="2"/>-75.30 <text:s text:c="2"/>NaN <text:s text:c="2"/>6.35 <text:s text:c="2"/>NaN <text:s text:c="5"/>3400.94 <text:s text:c="6"/>-69.46 <text:s text:c="4"/>10派0.9 <text:s text:c="6"/>02-01</text:p>
      <text:p text:style-name="Standard">149 <text:s/>002315 <text:s text:c="2"/>焦点科技 <text:s/>0.24 <text:s text:c="2"/>-23.03 <text:s text:c="2"/>NaN <text:s text:c="2"/>3.09 <text:s text:c="2"/>NaN <text:s text:c="5"/>5630.56 <text:s text:c="6"/>-23.03 <text:s text:c="6"/>10派5 <text:s text:c="6"/>02-01</text:p>
      <text:p text:style-name="Standard">150 <text:s/>002188 <text:s/>*ST巴士 -2.17 <text:s text:c="2"/>-68.23 <text:s text:c="2"/>NaN <text:s text:c="3"/>NaN <text:s text:c="2"/>NaN <text:s text:c="3"/>-64085.61 <text:s text:c="6"/>-68.48 <text:s text:c="7"/>NaN <text:s text:c="6"/>01-31</text:p>
      <text:p text:style-name="Standard">151 <text:s/>002910 <text:s text:c="2"/>庄园牧场 <text:s/>0.34 <text:s text:c="2"/>-26.09 <text:s text:c="2"/>NaN <text:s text:c="2"/>5.46 <text:s text:c="2"/>NaN <text:s text:c="5"/>6353.32 <text:s text:c="7"/>-7.05 <text:s text:c="3"/>10派0.68 <text:s text:c="6"/>01-31</text:p>
      <text:p text:style-name="Standard">152 <text:s/>600738 <text:s text:c="2"/>兰州民百 <text:s/>2.02 <text:s/>1005.46 <text:s text:c="2"/>NaN <text:s/>62.21 <text:s text:c="2"/>NaN <text:s text:c="3"/>158422.80 <text:s text:c="5"/>1004.41 <text:s text:c="5"/>10派16 <text:s text:c="6"/>01-31</text:p>
      <text:p text:style-name="Standard">153 <text:s/>000055 <text:s text:c="2"/>方大集团 <text:s/>1.91 <text:s text:c="3"/>96.91 <text:s text:c="2"/>NaN <text:s/>53.17 <text:s text:c="2"/>NaN <text:s text:c="3"/>224616.46 <text:s text:c="7"/>96.27 <text:s text:c="6"/>10派2 <text:s text:c="6"/>01-30</text:p>
      <text:p text:style-name="Standard">154 <text:s/>300125 <text:s text:c="3"/>易世达 <text:s/>0.21 <text:s/>-109.38 <text:s text:c="2"/>NaN <text:s text:c="2"/>4.71 <text:s text:c="2"/>NaN <text:s text:c="5"/>3668.85 <text:s text:c="5"/>-113.88 <text:s/>10转5.0925 <text:s text:c="6"/>01-29</text:p>
      <text:p text:style-name="Standard">155 <text:s/>601619 <text:s text:c="2"/>嘉泽新能 <text:s/>0.14 <text:s text:c="3"/>54.53 <text:s text:c="2"/>NaN <text:s/>10.61 <text:s text:c="2"/>NaN <text:s text:c="4"/>26931.25 <text:s text:c="7"/>63.26 <text:s text:c="3"/>10派0.44 <text:s text:c="6"/>01-29</text:p>
      <text:p text:style-name="Standard">156 <text:s/>300619 <text:s text:c="3"/>金银河 <text:s/>0.62 <text:s text:c="3"/>-6.06 <text:s text:c="2"/>NaN <text:s/>10.61 <text:s text:c="2"/>NaN <text:s text:c="5"/>4636.48 <text:s text:c="7"/>-2.32 <text:s text:c="3"/>10派0.65 <text:s text:c="6"/>01-22</text:p>
      <text:p text:style-name="Standard"/>
      <text:p text:style-name="Standard"/>
      <text:p text:style-name="Standard">[b](3)profit(year, quarter, retry=3, pause=0.001)[/b]</text:p>
      <text:p text:style-name="Standard">获取盈利能力数据</text:p>
      <text:p text:style-name="Standard"/>
      <text:p text:style-name="Standard">参数：</text:p>
      <text:p text:style-name="Standard">year:int </text:p>
      <text:p text:style-name="Standard"><text:s text:c="3"/>年度 e.g:2014</text:p>
      <text:p text:style-name="Standard">quarter:int </text:p>
      <text:p text:style-name="Standard"><text:s text:c="3"/>季度 :1、2、3、4，只能输入这4个季度</text:p>
      <text:p text:style-name="Standard">retry : int, 默认 3</text:p>
      <text:p text:style-name="Standard"><text:s text:c="3"/>如遇网络等问题重复执行的次数 </text:p>
      <text:p text:style-name="Standard">pause : int, 默认 0.001</text:p>
      <text:p text:style-name="Standard"><text:s text:c="3"/>重复请求数据过程中暂停的秒数，防止请求间隔时间太短出现的问题</text:p>
      <text:p text:style-name="Standard"/>
      <text:p text:style-name="Standard">返回值：</text:p>
      <text:p text:style-name="Standard">DataFrame or List: [{'code':, 'name':, ...}, ...]</text:p>
      <text:p text:style-name="Standard"><text:s text:c="3"/>code,代码</text:p>
      <text:p text:style-name="Standard"><text:s text:c="3"/>name,名称</text:p>
      <text:p text:style-name="Standard"><text:s text:c="3"/>roe,净资产收益率(%)</text:p>
      <text:p text:style-name="Standard"><text:s text:c="3"/>net_profit_ratio,净利率(%)</text:p>
      <text:p text:style-name="Standard"><text:s text:c="3"/>gross_profit_rate,毛利率(%)</text:p>
      <text:p text:style-name="Standard"><text:soft-page-break/><text:s text:c="3"/>net_profits,净利润(万元)</text:p>
      <text:p text:style-name="Standard"><text:s text:c="3"/>eps,每股收益</text:p>
      <text:p text:style-name="Standard"><text:s text:c="3"/>business_income,营业收入(百万元)</text:p>
      <text:p text:style-name="Standard"><text:s text:c="3"/>bips,每股主营业务收入(元)</text:p>
      <text:p text:style-name="Standard"/>
      <text:p text:style-name="Standard">示例：</text:p>
      <text:p text:style-name="Standard">[i]import gugu as gg[/i]</text:p>
      <text:p text:style-name="Standard">[i]obj = gg.StockInfo()[/i] <text:s text:c="3"/># 创建股票信息对象</text:p>
      <text:p text:style-name="Standard">[i]data = obj.profit(year=2018, quarter=4)[/i] <text:s text:c="2"/># 获取盈利能力数据</text:p>
      <text:p text:style-name="Standard">[i]obj.output()[/i] <text:s text:c="2"/># 输出数据</text:p>
      <text:p text:style-name="Standard"/>
      <text:p text:style-name="Standard">输出：</text:p>
      <text:p text:style-name="Standard"><text:s text:c="7"/>code <text:s text:c="2"/>name <text:s text:c="3"/>roe <text:s/>net_profit_ratio <text:s/>gross_profit_rate <text:s/>net_profits <text:s text:c="4"/>eps <text:s/>business_income <text:s text:c="4"/>bips</text:p>
      <text:p text:style-name="Standard">0 <text:s text:c="3"/>000737 <text:s/>*ST南风 <text:s/>70.09 <text:s text:c="12"/>14.61 <text:s text:c="11"/>24.7540 <text:s text:c="4"/>267.0719 <text:s/>0.4866 <text:s text:c="7"/>1827.2707 <text:s text:c="2"/>3.3298</text:p>
      <text:p text:style-name="Standard">1 <text:s text:c="3"/>600738 <text:s text:c="2"/>兰州民百 <text:s/>52.36 <text:s text:c="11"/>114.59 <text:s text:c="11"/>34.9209 <text:s text:c="3"/>1584.2280 <text:s/>2.0230 <text:s text:c="7"/>1382.5132 <text:s text:c="2"/>1.7654</text:p>
      <text:p text:style-name="Standard">2 <text:s text:c="3"/>600800 <text:s text:c="2"/>天津磁卡 <text:s/>47.37 <text:s text:c="12"/>49.88 <text:s text:c="11"/>19.3126 <text:s text:c="5"/>72.4829 <text:s/>0.1185 <text:s text:c="8"/>145.2920 <text:s text:c="2"/>0.2376</text:p>
      <text:p text:style-name="Standard">3 <text:s text:c="3"/>600507 <text:s text:c="2"/>方大特钢 <text:s/>45.41 <text:s text:c="12"/>16.93 <text:s text:c="11"/>32.8672 <text:s text:c="3"/>2927.0275 <text:s/>2.0188 <text:s text:c="6"/>17285.8510 <text:s/>11.9223</text:p>
      <text:p text:style-name="Standard">4 <text:s text:c="3"/>000055 <text:s text:c="2"/>方大集团 <text:s/>43.23 <text:s text:c="12"/>73.67 <text:s text:c="11"/>23.3128 <text:s text:c="3"/>2246.1646 <text:s/>1.9439 <text:s text:c="7"/>3048.6802 <text:s text:c="2"/>2.6384</text:p>
      <text:p text:style-name="Standard">5 <text:s text:c="3"/>300132 <text:s text:c="2"/>青松股份 <text:s/>36.07 <text:s text:c="12"/>28.16 <text:s text:c="11"/>40.8931 <text:s text:c="4"/>400.3527 <text:s/>1.0373 <text:s text:c="7"/>1421.5711 <text:s text:c="2"/>3.6835</text:p>
      <text:p text:style-name="Standard">6 <text:s text:c="3"/>601155 <text:s text:c="2"/>新城控股 <text:s/>34.40 <text:s text:c="12"/>19.38 <text:s text:c="11"/>36.6873 <text:s text:c="2"/>10491.2863 <text:s/>4.6489 <text:s text:c="6"/>54133.3110 <text:s/>23.9875</text:p>
      <text:p text:style-name="Standard">7 <text:s text:c="3"/>002234 <text:s text:c="2"/>民和股份 <text:s/>33.97 <text:s text:c="12"/>20.94 <text:s text:c="11"/>34.3110 <text:s text:c="4"/>380.6526 <text:s/>1.2602 <text:s text:c="7"/>1817.7114 <text:s text:c="2"/>6.0179</text:p>
      <text:p text:style-name="Standard">8 <text:s text:c="3"/>002306 <text:s/>*ST云网 <text:s/>33.72 <text:s text:c="13"/>9.83 <text:s text:c="11"/>44.0151 <text:s text:c="6"/>8.0302 <text:s/>0.0100 <text:s text:c="9"/>81.6507 <text:s text:c="2"/>0.1020</text:p>
      <text:p text:style-name="Standard">9 <text:s text:c="3"/>002075 <text:s text:c="2"/>沙钢股份 <text:s/>26.38 <text:s text:c="13"/>8.00 <text:s text:c="11"/>22.4148 <text:s text:c="3"/>1177.0374 <text:s/>0.5333 <text:s text:c="6"/>14712.4491 <text:s text:c="2"/>6.6669</text:p>
      <text:p text:style-name="Standard">10 <text:s text:c="2"/>600887 <text:s text:c="2"/>伊利股份 <text:s/>23.06 <text:s text:c="13"/>8.15 <text:s text:c="11"/>37.8219 <text:s text:c="3"/>6439.7496 <text:s/>1.0594 <text:s text:c="6"/>78976.3887 <text:s/>12.9935</text:p>
      <text:p text:style-name="Standard">11 <text:s text:c="2"/>002458 <text:s text:c="2"/>益生股份 <text:s/>22.74 <text:s text:c="12"/>24.63 <text:s text:c="11"/>37.0538 <text:s text:c="4"/>362.8375 <text:s/>1.0754 <text:s text:c="7"/>1473.1190 <text:s text:c="2"/>4.3663</text:p>
      <text:p text:style-name="Standard">12 <text:s text:c="2"/>600681 <text:s text:c="2"/>百川能源 <text:s/>22.45 <text:s text:c="12"/>21.17 <text:s text:c="11"/>31.5517 <text:s text:c="3"/>1006.4206 <text:s/>0.9756 <text:s text:c="7"/>4752.5712 <text:s text:c="2"/>4.6073</text:p>
      <text:p text:style-name="Standard">13 <text:s text:c="2"/>603638 <text:s text:c="2"/>艾迪精密 <text:s/>22.02 <text:s text:c="12"/>22.06 <text:s text:c="11"/>42.8476 <text:s text:c="4"/>225.1741 <text:s/>0.8644 <text:s text:c="7"/>1020.6529 <text:s text:c="2"/>3.9183</text:p>
      <text:p text:style-name="Standard">14 <text:s text:c="2"/>002294 <text:s text:c="3"/>信立泰 <text:s/>21.89 <text:s text:c="12"/>31.34 <text:s text:c="11"/>79.7141 <text:s text:c="3"/>1458.2233 <text:s/>1.3940 <text:s text:c="7"/>4651.8762 <text:s text:c="2"/>4.4472</text:p>
      <text:p text:style-name="Standard">15 <text:s text:c="2"/>600167 <text:s text:c="2"/>联美控股 <text:s/>21.56 <text:s text:c="12"/>43.35 <text:s text:c="11"/>52.5559 <text:s text:c="3"/>1316.7941 <text:s/>0.7481 <text:s text:c="7"/>3037.0237 <text:s text:c="2"/>1.7254</text:p>
      <text:p text:style-name="Standard">16 <text:s text:c="2"/>600276 <text:s text:c="2"/>恒瑞医药 <text:s/>20.60 <text:s text:c="12"/>23.34 <text:s text:c="11"/>86.5967 <text:s text:c="3"/>4065.6097 <text:s/>1.1041 <text:s text:c="6"/>17417.9011 <text:s text:c="2"/>4.7304</text:p>
      <text:p text:style-name="Standard">17 <text:s text:c="2"/>603659 <text:s text:c="3"/>璞泰来 <text:s/>20.43 <text:s text:c="12"/>17.94 <text:s text:c="11"/>31.9118 <text:s text:c="4"/>594.2578 <text:s/>1.3670 <text:s text:c="7"/>3311.0253 <text:s text:c="2"/>7.6168</text:p>
      <text:p text:style-name="Standard">18 <text:s text:c="2"/>002572 <text:s text:c="3"/>索菲亚 <text:s/>19.84 <text:s text:c="12"/>13.11 <text:s text:c="11"/>37.5724 <text:s text:c="4"/>959.0733 <text:s/>1.0386 <text:s text:c="7"/>7310.8922 <text:s text:c="2"/>7.9171</text:p>
      <text:p text:style-name="Standard"><text:soft-page-break/>19 <text:s text:c="2"/>300657 <text:s text:c="2"/>弘信电子 <text:s/>19.77 <text:s text:c="13"/>5.24 <text:s text:c="11"/>11.6355 <text:s text:c="4"/>117.9437 <text:s/>1.1340 <text:s text:c="7"/>2248.8725 <text:s/>21.6237</text:p>
      <text:p text:style-name="Standard">20 <text:s text:c="2"/>300638 <text:s text:c="3"/>广和通 <text:s/>19.35 <text:s text:c="13"/>6.94 <text:s text:c="11"/>23.1944 <text:s text:c="5"/>86.7969 <text:s/>0.7162 <text:s text:c="7"/>1249.1011 <text:s/>10.3070</text:p>
      <text:p text:style-name="Standard">21 <text:s text:c="2"/>002233 <text:s text:c="2"/>塔牌集团 <text:s/>19.19 <text:s text:c="12"/>25.98 <text:s text:c="11"/>40.3457 <text:s text:c="3"/>1723.1129 <text:s/>1.4452 <text:s text:c="7"/>6630.3425 <text:s text:c="2"/>5.5610</text:p>
      <text:p text:style-name="Standard">22 <text:s text:c="2"/>300632 <text:s text:c="2"/>光莆股份 <text:s/>19.01 <text:s text:c="12"/>15.30 <text:s text:c="11"/>32.8129 <text:s text:c="4"/>118.5516 <text:s/>0.7875 <text:s text:c="8"/>774.5060 <text:s text:c="2"/>5.1448</text:p>
      <text:p text:style-name="Standard">23 <text:s text:c="2"/>000661 <text:s text:c="2"/>长春高新 <text:s/>19.00 <text:s text:c="12"/>18.72 <text:s text:c="11"/>85.1024 <text:s text:c="3"/>1006.4954 <text:s/>5.9166 <text:s text:c="7"/>5374.9947 <text:s/>31.5967</text:p>
      <text:p text:style-name="Standard">24 <text:s text:c="2"/>300033 <text:s text:c="3"/>同花顺 <text:s/>18.98 <text:s text:c="12"/>45.70 <text:s text:c="11"/>89.4670 <text:s text:c="4"/>633.9342 <text:s/>1.1791 <text:s text:c="7"/>1386.8870 <text:s text:c="2"/>2.5797</text:p>
      <text:p text:style-name="Standard">25 <text:s text:c="2"/>600675 <text:s text:c="2"/>中华企业 <text:s/>18.86 <text:s text:c="12"/>13.44 <text:s text:c="11"/>43.0463 <text:s text:c="3"/>2592.4080 <text:s/>0.5103 <text:s text:c="6"/>19285.8478 <text:s text:c="2"/>3.7963</text:p>
      <text:p text:style-name="Standard">26 <text:s text:c="2"/>603429 <text:s text:c="2"/>集友股份 <text:s/>18.61 <text:s text:c="12"/>25.17 <text:s text:c="11"/>47.2623 <text:s text:c="4"/>115.4096 <text:s/>0.6061 <text:s text:c="8"/>458.3966 <text:s text:c="2"/>2.4075</text:p>
      <text:p text:style-name="Standard">27 <text:s text:c="2"/>002258 <text:s text:c="2"/>利尔化学 <text:s/>18.29 <text:s text:c="12"/>14.34 <text:s text:c="11"/>33.0667 <text:s text:c="4"/>577.8109 <text:s/>1.1019 <text:s text:c="7"/>4027.0693 <text:s text:c="2"/>7.6797</text:p>
      <text:p text:style-name="Standard">28 <text:s text:c="2"/>300146 <text:s text:c="2"/>汤臣倍健 <text:s/>17.92 <text:s text:c="12"/>23.03 <text:s text:c="11"/>67.6627 <text:s text:c="3"/>1002.1850 <text:s/>0.6823 <text:s text:c="7"/>4350.7756 <text:s text:c="2"/>2.9620</text:p>
      <text:p text:style-name="Standard">29 <text:s text:c="2"/>002262 <text:s text:c="2"/>恩华药业 <text:s/>17.75 <text:s text:c="12"/>13.60 <text:s text:c="11"/>56.1451 <text:s text:c="4"/>524.8078 <text:s/>0.5145 <text:s text:c="7"/>3858.1686 <text:s text:c="2"/>3.7824</text:p>
      <text:p text:style-name="Standard">.. <text:s text:c="5"/>... <text:s text:c="3"/>... <text:s text:c="3"/>... <text:s text:c="14"/>... <text:s text:c="15"/>... <text:s text:c="9"/>... <text:s text:c="4"/>... <text:s text:c="13"/>... <text:s text:c="5"/>...</text:p>
      <text:p text:style-name="Standard">252 <text:s/>300742 <text:s text:c="2"/>越博动力 <text:s text:c="3"/>NaN <text:s text:c="14"/>NaN <text:s text:c="15"/>NaN <text:s text:c="9"/>NaN <text:s text:c="4"/>NaN <text:s text:c="13"/>NaN <text:s text:c="5"/>NaN</text:p>
      <text:p text:style-name="Standard">253 <text:s/>600435 <text:s text:c="2"/>北方导航 <text:s text:c="3"/>NaN <text:s text:c="14"/>NaN <text:s text:c="15"/>NaN <text:s text:c="9"/>NaN <text:s text:c="4"/>NaN <text:s text:c="13"/>NaN <text:s text:c="5"/>NaN</text:p>
      <text:p text:style-name="Standard">254 <text:s/>603501 <text:s text:c="2"/>韦尔股份 <text:s text:c="3"/>NaN <text:s text:c="14"/>NaN <text:s text:c="15"/>NaN <text:s text:c="9"/>NaN <text:s text:c="4"/>NaN <text:s text:c="13"/>NaN <text:s text:c="5"/>NaN</text:p>
      <text:p text:style-name="Standard"/>
      <text:p text:style-name="Standard"/>
      <text:p text:style-name="Standard">[b](4)operation(year, quarter, retry=3, pause=0.001)[/b]</text:p>
      <text:p text:style-name="Standard">获取营运能力数据</text:p>
      <text:p text:style-name="Standard"/>
      <text:p text:style-name="Standard">参数：</text:p>
      <text:p text:style-name="Standard">year:int </text:p>
      <text:p text:style-name="Standard"><text:s text:c="3"/>年度 e.g:2014</text:p>
      <text:p text:style-name="Standard">quarter:int </text:p>
      <text:p text:style-name="Standard"><text:s text:c="3"/>季度 :1、2、3、4，只能输入这4个季度</text:p>
      <text:p text:style-name="Standard">retry : int, 默认 3</text:p>
      <text:p text:style-name="Standard"><text:s text:c="3"/>如遇网络等问题重复执行的次数 </text:p>
      <text:p text:style-name="Standard">pause : int, 默认 0.001</text:p>
      <text:p text:style-name="Standard"><text:s text:c="3"/>重复请求数据过程中暂停的秒数，防止请求间隔时间太短出现的问题</text:p>
      <text:p text:style-name="Standard"/>
      <text:p text:style-name="Standard">返回值：</text:p>
      <text:p text:style-name="Standard">DataFrame or List: [{'code':, 'name':, ...}, ...]</text:p>
      <text:p text:style-name="Standard"><text:s text:c="3"/>code,代码</text:p>
      <text:p text:style-name="Standard"><text:s text:c="3"/>name,名称</text:p>
      <text:p text:style-name="Standard"><text:s text:c="3"/>arturnover,应收账款周转率(次)</text:p>
      <text:p text:style-name="Standard"><text:s text:c="3"/>arturndays,应收账款周转天数(天)</text:p>
      <text:p text:style-name="Standard"><text:s text:c="3"/>inventory_turnover,存货周转率(次)</text:p>
      <text:p text:style-name="Standard"><text:s text:c="3"/>inventory_days,存货周转天数(天)</text:p>
      <text:p text:style-name="Standard"><text:s text:c="3"/>currentasset_turnover,流动资产周转率(次)</text:p>
      <text:p text:style-name="Standard"><text:soft-page-break/><text:s text:c="3"/>currentasset_days,流动资产周转天数(天)</text:p>
      <text:p text:style-name="Standard"/>
      <text:p text:style-name="Standard">示例：</text:p>
      <text:p text:style-name="Standard">[i]import gugu as gg[/i]</text:p>
      <text:p text:style-name="Standard">[i]obj = gg.StockInfo()[/i] <text:s text:c="3"/># 创建股票信息对象</text:p>
      <text:p text:style-name="Standard">[i]data = obj.operation(year=2018, quarter=4)[/i] <text:s text:c="2"/># 获取营运能力数据</text:p>
      <text:p text:style-name="Standard">[i]obj.output()[/i] <text:s text:c="2"/># 输出数据</text:p>
      <text:p text:style-name="Standard"/>
      <text:p text:style-name="Standard">输出：</text:p>
      <text:p text:style-name="Standard"><text:s text:c="7"/>code <text:s text:c="2"/>name <text:s/>arturnover <text:s/>arturndays <text:s/>inventory_turnover <text:s/>inventory_days <text:s/>currentasset_turnover <text:s/>currentasset_days</text:p>
      <text:p text:style-name="Standard">0 <text:s text:c="3"/>601619 <text:s text:c="2"/>嘉泽新能 <text:s text:c="5"/>1.0607 <text:s text:c="3"/>339.3985 <text:s text:c="10"/>2546.6903 <text:s text:c="9"/>0.1414 <text:s text:c="16"/>0.7020 <text:s text:c="10"/>512.8205</text:p>
      <text:p text:style-name="Standard">1 <text:s text:c="3"/>600605 <text:s text:c="2"/>汇通能源 <text:s text:c="5"/>8.0475 <text:s text:c="4"/>44.7344 <text:s text:c="11"/>604.4503 <text:s text:c="9"/>0.5956 <text:s text:c="16"/>3.5444 <text:s text:c="10"/>101.5687</text:p>
      <text:p text:style-name="Standard">2 <text:s text:c="3"/>600722 <text:s text:c="2"/>金牛化工 <text:s text:c="3"/>261.3511 <text:s text:c="5"/>1.3775 <text:s text:c="11"/>388.7007 <text:s text:c="9"/>0.9262 <text:s text:c="16"/>0.9797 <text:s text:c="10"/>367.4594</text:p>
      <text:p text:style-name="Standard">3 <text:s text:c="3"/>600814 <text:s text:c="2"/>杭州解百 <text:s text:c="3"/>148.4424 <text:s text:c="5"/>2.4252 <text:s text:c="12"/>95.0554 <text:s text:c="9"/>3.7873 <text:s text:c="16"/>1.9085 <text:s text:c="10"/>188.6298</text:p>
      <text:p text:style-name="Standard">4 <text:s text:c="3"/>002306 <text:s/>*ST云网 <text:s text:c="5"/>9.0658 <text:s text:c="4"/>39.7097 <text:s text:c="12"/>90.0202 <text:s text:c="9"/>3.9991 <text:s text:c="16"/>1.1327 <text:s text:c="10"/>317.8247</text:p>
      <text:p text:style-name="Standard">5 <text:s text:c="3"/>002315 <text:s text:c="2"/>焦点科技 <text:s text:c="4"/>14.5034 <text:s text:c="4"/>24.8218 <text:s text:c="12"/>74.0612 <text:s text:c="9"/>4.8608 <text:s text:c="16"/>0.5475 <text:s text:c="10"/>657.5342</text:p>
      <text:p text:style-name="Standard">6 <text:s text:c="3"/>603103 <text:s text:c="2"/>横店影视 <text:s text:c="4"/>67.4614 <text:s text:c="5"/>5.3364 <text:s text:c="12"/>60.9677 <text:s text:c="9"/>5.9048 <text:s text:c="16"/>1.8294 <text:s text:c="10"/>196.7858</text:p>
      <text:p text:style-name="Standard">7 <text:s text:c="3"/>002928 <text:s text:c="2"/>华夏航空 <text:s text:c="5"/>6.6020 <text:s text:c="4"/>54.5289 <text:s text:c="12"/>56.5735 <text:s text:c="9"/>6.3634 <text:s text:c="16"/>2.0371 <text:s text:c="10"/>176.7218</text:p>
      <text:p text:style-name="Standard">8 <text:s text:c="3"/>000613 <text:s text:c="2"/>大东海A <text:s text:c="4"/>57.8416 <text:s text:c="5"/>6.2239 <text:s text:c="12"/>52.4323 <text:s text:c="9"/>6.8660 <text:s text:c="16"/>1.8367 <text:s text:c="10"/>196.0037</text:p>
      <text:p text:style-name="Standard">9 <text:s text:c="3"/>603136 <text:s text:c="3"/>天目湖 <text:s text:c="4"/>65.5817 <text:s text:c="5"/>5.4893 <text:s text:c="12"/>27.4657 <text:s text:c="8"/>13.1073 <text:s text:c="16"/>1.8271 <text:s text:c="10"/>197.0336</text:p>
      <text:p text:style-name="Standard">10 <text:s text:c="2"/>603225 <text:s text:c="3"/>新凤鸣 <text:s text:c="3"/>124.7256 <text:s text:c="5"/>2.8863 <text:s text:c="12"/>26.9368 <text:s text:c="8"/>13.3646 <text:s text:c="16"/>7.1704 <text:s text:c="11"/>50.2064</text:p>
      <text:p text:style-name="Standard">11 <text:s text:c="2"/>600826 <text:s text:c="2"/>兰生股份 <text:s text:c="4"/>22.8451 <text:s text:c="4"/>15.7583 <text:s text:c="12"/>24.5418 <text:s text:c="8"/>14.6689 <text:s text:c="16"/>1.1936 <text:s text:c="10"/>301.6086</text:p>
      <text:p text:style-name="Standard">12 <text:s text:c="2"/>000905 <text:s text:c="2"/>厦门港务 <text:s text:c="4"/>18.0106 <text:s text:c="4"/>19.9882 <text:s text:c="12"/>16.3082 <text:s text:c="8"/>22.0748 <text:s text:c="16"/>5.0813 <text:s text:c="11"/>70.8480</text:p>
      <text:p text:style-name="Standard">13 <text:s text:c="2"/>002572 <text:s text:c="3"/>索菲亚 <text:s text:c="4"/>23.1977 <text:s text:c="4"/>15.5188 <text:s text:c="12"/>15.4764 <text:s text:c="8"/>23.2612 <text:s text:c="16"/>2.0112 <text:s text:c="10"/>178.9976</text:p>
      <text:p text:style-name="Standard">14 <text:s text:c="2"/>600167 <text:s text:c="2"/>联美控股 <text:s text:c="4"/>10.5143 <text:s text:c="4"/>34.2391 <text:s text:c="12"/>12.2304 <text:s text:c="8"/>29.4349 <text:s text:c="16"/>0.5024 <text:s text:c="10"/>716.5605</text:p>
      <text:p text:style-name="Standard">15 <text:s text:c="2"/>002648 <text:s text:c="2"/>卫星石化 <text:s text:c="4"/>24.9440 <text:s text:c="4"/>14.4323 <text:s text:c="12"/>12.0908 <text:s text:c="8"/>29.7747 <text:s text:c="16"/>1.6692 <text:s text:c="10"/>215.6722</text:p>
      <text:p text:style-name="Standard">16 <text:s text:c="2"/>000708 <text:s text:c="2"/>大冶特钢 <text:s text:c="4"/>29.7735 <text:s text:c="4"/>12.0913 <text:s text:c="12"/>11.3938 <text:s text:c="8"/>31.5961 <text:s text:c="16"/>2.7488 <text:s text:c="10"/>130.9662</text:p>
      <text:p text:style-name="Standard">17 <text:s text:c="2"/>002211 <text:s text:c="2"/>宏达新材 <text:s text:c="4"/>17.3126 <text:s text:c="4"/>20.7941 <text:s text:c="12"/>10.7307 <text:s text:c="8"/>33.5486 <text:s text:c="16"/>1.1694 <text:s text:c="10"/>307.8502</text:p>
      <text:p text:style-name="Standard">18 <text:s text:c="2"/>300657 <text:s text:c="2"/>弘信电子 <text:s text:c="5"/>4.6369 <text:s text:c="4"/>77.6381 <text:s text:c="12"/>10.5704 <text:s text:c="8"/>34.0574 <text:s text:c="16"/>1.9257 <text:s text:c="10"/>186.9450</text:p>
      <text:p text:style-name="Standard">19 <text:s text:c="2"/>600507 <text:s text:c="2"/>方大特钢 <text:s text:c="4"/>65.9608 <text:s text:c="5"/>5.4578 <text:s text:c="12"/>10.5479 <text:s text:c="8"/>34.1300 <text:s text:c="16"/>3.6127 <text:s text:c="11"/>99.6485</text:p>
      <text:p text:style-name="Standard">20 <text:s text:c="2"/>002462 <text:s text:c="3"/>嘉事堂 <text:s text:c="5"/>3.1700 <text:s text:c="3"/>113.5647 <text:s text:c="12"/>10.5377 <text:s text:c="8"/>34.1631 <text:s text:c="16"/>2.0298 <text:s text:c="10"/>177.3574</text:p>
      <text:p text:style-name="Standard"><text:soft-page-break/>21 <text:s text:c="2"/>300638 <text:s text:c="3"/>广和通 <text:s text:c="5"/>4.6829 <text:s text:c="4"/>76.8754 <text:s text:c="12"/>10.4176 <text:s text:c="8"/>34.5569 <text:s text:c="16"/>1.7045 <text:s text:c="10"/>211.2056</text:p>
      <text:p text:style-name="Standard">22 <text:s text:c="2"/>000953 <text:s text:c="2"/>ST河化 <text:s text:c="4"/>32.9721 <text:s text:c="4"/>10.9183 <text:s text:c="12"/>10.1853 <text:s text:c="8"/>35.3451 <text:s text:c="16"/>1.3275 <text:s text:c="10"/>271.1864</text:p>
      <text:p text:style-name="Standard">23 <text:s text:c="2"/>600785 <text:s text:c="2"/>新华百货 <text:s text:c="4"/>65.4844 <text:s text:c="5"/>5.4975 <text:s text:c="13"/>9.9738 <text:s text:c="8"/>36.0946 <text:s text:c="16"/>4.0304 <text:s text:c="11"/>89.3212</text:p>
      <text:p text:style-name="Standard">24 <text:s text:c="2"/>600113 <text:s text:c="2"/>浙江东日 <text:s text:c="4"/>27.8142 <text:s text:c="4"/>12.9430 <text:s text:c="13"/>9.9004 <text:s text:c="8"/>36.3622 <text:s text:c="16"/>1.6532 <text:s text:c="10"/>217.7595</text:p>
      <text:p text:style-name="Standard">25 <text:s text:c="2"/>600231 <text:s text:c="2"/>凌钢股份 <text:s text:c="3"/>376.5075 <text:s text:c="5"/>0.9562 <text:s text:c="13"/>9.8767 <text:s text:c="8"/>36.4494 <text:s text:c="16"/>3.6427 <text:s text:c="11"/>98.8278</text:p>
      <text:p text:style-name="Standard">26 <text:s text:c="2"/>600887 <text:s text:c="2"/>伊利股份 <text:s text:c="4"/>83.6984 <text:s text:c="5"/>4.3012 <text:s text:c="13"/>9.6789 <text:s text:c="8"/>37.1943 <text:s text:c="16"/>2.9088 <text:s text:c="10"/>123.7624</text:p>
      <text:p text:style-name="Standard">27 <text:s text:c="2"/>002796 <text:s text:c="2"/>世嘉科技 <text:s text:c="5"/>6.9834 <text:s text:c="4"/>51.5508 <text:s text:c="13"/>9.3837 <text:s text:c="8"/>38.3644 <text:s text:c="16"/>1.7945 <text:s text:c="10"/>200.6130</text:p>
      <text:p text:style-name="Standard">28 <text:s text:c="2"/>002825 <text:s text:c="2"/>纳尔股份 <text:s text:c="4"/>11.7025 <text:s text:c="4"/>30.7627 <text:s text:c="13"/>8.9171 <text:s text:c="8"/>40.3719 <text:s text:c="16"/>1.5463 <text:s text:c="10"/>232.8138</text:p>
      <text:p text:style-name="Standard">29 <text:s text:c="2"/>603991 <text:s text:c="2"/>至正股份 <text:s text:c="5"/>2.4800 <text:s text:c="3"/>145.1613 <text:s text:c="13"/>8.7861 <text:s text:c="8"/>40.9738 <text:s text:c="16"/>1.2317 <text:s text:c="10"/>292.2790</text:p>
      <text:p text:style-name="Standard">.. <text:s text:c="5"/>... <text:s text:c="3"/>... <text:s text:c="8"/>... <text:s text:c="8"/>... <text:s text:c="16"/>... <text:s text:c="12"/>... <text:s text:c="19"/>... <text:s text:c="15"/>...</text:p>
      <text:p text:style-name="Standard">127 <text:s/>000584 <text:s text:c="2"/>哈工智能 <text:s text:c="5"/>8.7775 <text:s text:c="4"/>41.0140 <text:s text:c="13"/>1.6371 <text:s text:c="7"/>219.9010 <text:s text:c="16"/>0.9820 <text:s text:c="10"/>366.5988</text:p>
      <text:p text:style-name="Standard">128 <text:s/>002349 <text:s text:c="2"/>精华制药 <text:s text:c="5"/>3.6142 <text:s text:c="4"/>99.6071 <text:s text:c="13"/>1.6339 <text:s text:c="7"/>220.3317 <text:s text:c="16"/>1.0944 <text:s text:c="10"/>328.9474</text:p>
      <text:p text:style-name="Standard">129 <text:s/>603335 <text:s text:c="3"/>迪生力 <text:s text:c="4"/>13.0945 <text:s text:c="4"/>27.4925 <text:s text:c="13"/>1.6327 <text:s text:c="7"/>220.4937 <text:s text:c="16"/>1.3106 <text:s text:c="10"/>274.6834</text:p>
      <text:p text:style-name="Standard">130 <text:s/>600257 <text:s text:c="2"/>大湖股份 <text:s text:c="5"/>9.1017 <text:s text:c="4"/>39.5531 <text:s text:c="13"/>1.5983 <text:s text:c="7"/>225.2393 <text:s text:c="16"/>1.0283 <text:s text:c="10"/>350.0924</text:p>
      <text:p text:style-name="Standard">131 <text:s/>300220 <text:s text:c="2"/>金运激光 <text:s text:c="5"/>8.6231 <text:s text:c="4"/>41.7483 <text:s text:c="13"/>1.5343 <text:s text:c="7"/>234.6347 <text:s text:c="16"/>1.0226 <text:s text:c="10"/>352.0438</text:p>
      <text:p text:style-name="Standard">132 <text:s/>300545 <text:s text:c="2"/>联得装备 <text:s text:c="5"/>3.4181 <text:s text:c="3"/>105.3217 <text:s text:c="13"/>1.5109 <text:s text:c="7"/>238.2686 <text:s text:c="16"/>0.7197 <text:s text:c="10"/>500.2084</text:p>
      <text:p text:style-name="Standard">133 <text:s/>000929 <text:s text:c="2"/>兰州黄河 <text:s text:c="4"/>22.9572 <text:s text:c="4"/>15.6814 <text:s text:c="13"/>1.4797 <text:s text:c="7"/>243.2926 <text:s text:c="16"/>0.4737 <text:s text:c="10"/>759.9747</text:p>
      <text:p text:style-name="Standard">134 <text:s/>603659 <text:s text:c="3"/>璞泰来 <text:s text:c="5"/>3.8028 <text:s text:c="4"/>94.6671 <text:s text:c="13"/>1.4563 <text:s text:c="7"/>247.2018 <text:s text:c="16"/>0.8046 <text:s text:c="10"/>447.4273</text:p>
      <text:p text:style-name="Standard">135 <text:s/>300617 <text:s text:c="2"/>安靠智电 <text:s text:c="5"/>1.2576 <text:s text:c="3"/>286.2595 <text:s text:c="13"/>1.4463 <text:s text:c="7"/>248.9110 <text:s text:c="16"/>0.4030 <text:s text:c="10"/>893.3002</text:p>
      <text:p text:style-name="Standard">136 <text:s/>300455 <text:s text:c="2"/>康拓红外 <text:s text:c="5"/>1.0654 <text:s text:c="3"/>337.9013 <text:s text:c="13"/>1.3803 <text:s text:c="7"/>260.8129 <text:s text:c="16"/>0.4646 <text:s text:c="10"/>774.8601</text:p>
      <text:p text:style-name="Standard">137 <text:s/>600284 <text:s text:c="2"/>浦东建设 <text:s text:c="5"/>5.4101 <text:s text:c="4"/>66.5422 <text:s text:c="13"/>1.3677 <text:s text:c="7"/>263.2156 <text:s text:c="16"/>0.4019 <text:s text:c="10"/>895.7452</text:p>
      <text:p text:style-name="Standard">138 <text:s/>002612 <text:s text:c="2"/>朗姿股份 <text:s text:c="5"/>7.2153 <text:s text:c="4"/>49.8940 <text:s text:c="13"/>1.2881 <text:s text:c="7"/>279.4814 <text:s text:c="16"/>0.9165 <text:s text:c="10"/>392.7987</text:p>
      <text:p text:style-name="Standard">139 <text:s/>002167 <text:s text:c="2"/>东方锆业 <text:s text:c="5"/>3.1041 <text:s text:c="3"/>115.9756 <text:s text:c="13"/>1.1417 <text:s text:c="7"/>315.3193 <text:s text:c="16"/>0.5200 <text:s text:c="10"/>692.3077</text:p>
      <text:p text:style-name="Standard">140 <text:s/>603826 <text:s text:c="2"/>坤彩科技 <text:s text:c="5"/>5.5915 <text:s text:c="4"/>64.3834 <text:s text:c="13"/>1.1359 <text:s text:c="7"/>316.9293 <text:s text:c="16"/>0.9135 <text:s text:c="10"/>394.0887</text:p>
      <text:p text:style-name="Standard">141 <text:s/>603577 <text:s text:c="3"/>汇金通 <text:s text:c="5"/>2.6601 <text:s text:c="3"/>135.3333 <text:s text:c="13"/>1.1187 <text:s text:c="7"/>321.8021 <text:s text:c="16"/>0.6995 <text:s text:c="10"/>514.6533</text:p>
      <text:p text:style-name="Standard">142 <text:s/>603919 <text:s text:c="3"/>金徽酒 <text:s text:c="8"/>NaN <text:s text:c="8"/>NaN <text:s text:c="13"/>0.9168 <text:s text:c="7"/>392.6702 <text:s text:c="16"/>1.5623 <text:s text:c="10"/>230.4295</text:p>
      <text:p text:style-name="Standard"><text:soft-page-break/>143 <text:s/>002494 <text:s text:c="2"/>华斯股份 <text:s text:c="5"/>4.1384 <text:s text:c="4"/>86.9901 <text:s text:c="13"/>0.6564 <text:s text:c="7"/>548.4461 <text:s text:c="16"/>0.3678 <text:s text:c="10"/>978.7928</text:p>
      <text:p text:style-name="Standard">144 <text:s/>600675 <text:s text:c="2"/>中华企业 <text:s text:c="3"/>226.3363 <text:s text:c="5"/>1.5906 <text:s text:c="13"/>0.6272 <text:s text:c="7"/>573.9796 <text:s text:c="16"/>0.5708 <text:s text:c="10"/>630.6938</text:p>
      <text:p text:style-name="Standard">145 <text:s/>600738 <text:s text:c="2"/>兰州民百 <text:s text:c="3"/>554.6227 <text:s text:c="5"/>0.6491 <text:s text:c="13"/>0.5778 <text:s text:c="7"/>623.0530 <text:s text:c="16"/>0.4571 <text:s text:c="10"/>787.5738</text:p>
      <text:p text:style-name="Standard">146 <text:s/>300751 <text:s text:c="2"/>迈为股份 <text:s text:c="5"/>5.6231 <text:s text:c="4"/>64.0216 <text:s text:c="13"/>0.5118 <text:s text:c="7"/>703.3998 <text:s text:c="16"/>0.4282 <text:s text:c="10"/>840.7286</text:p>
      <text:p text:style-name="Standard">147 <text:s/>600158 <text:s text:c="2"/>中体产业 <text:s text:c="4"/>11.4815 <text:s text:c="4"/>31.3548 <text:s text:c="13"/>0.5053 <text:s text:c="7"/>712.4481 <text:s text:c="16"/>0.4176 <text:s text:c="10"/>862.0690</text:p>
      <text:p text:style-name="Standard">148 <text:s/>000661 <text:s text:c="2"/>长春高新 <text:s text:c="5"/>8.5657 <text:s text:c="4"/>42.0281 <text:s text:c="13"/>0.4360 <text:s text:c="7"/>825.6881 <text:s text:c="16"/>0.9115 <text:s text:c="10"/>394.9534</text:p>
      <text:p text:style-name="Standard">149 <text:s/>601155 <text:s text:c="2"/>新城控股 <text:s text:c="3"/>378.8250 <text:s text:c="5"/>0.9503 <text:s text:c="13"/>0.3088 <text:s text:c="6"/>1165.8031 <text:s text:c="16"/>0.2667 <text:s text:c="9"/>1349.8313</text:p>
      <text:p text:style-name="Standard">150 <text:s/>600702 <text:s text:c="2"/>舍得酒业 <text:s text:c="4"/>24.8381 <text:s text:c="4"/>14.4939 <text:s text:c="13"/>0.2586 <text:s text:c="6"/>1392.1114 <text:s text:c="16"/>0.5967 <text:s text:c="10"/>603.3183</text:p>
      <text:p text:style-name="Standard">151 <text:s/>000965 <text:s text:c="2"/>天保基建 <text:s text:c="3"/>329.0293 <text:s text:c="5"/>1.0941 <text:s text:c="13"/>0.1707 <text:s text:c="6"/>2108.9631 <text:s text:c="16"/>0.2715 <text:s text:c="9"/>1325.9669</text:p>
      <text:p text:style-name="Standard">152 <text:s/>000667 <text:s text:c="2"/>美好置业 <text:s text:c="8"/>NaN <text:s text:c="8"/>NaN <text:s text:c="13"/>0.1670 <text:s text:c="6"/>2155.6886 <text:s text:c="16"/>0.1499 <text:s text:c="9"/>2401.6011</text:p>
      <text:p text:style-name="Standard">153 <text:s/>000001 <text:s text:c="2"/>平安银行 <text:s text:c="8"/>NaN <text:s text:c="8"/>NaN <text:s text:c="16"/>NaN <text:s text:c="12"/>NaN <text:s text:c="19"/>NaN <text:s text:c="15"/>NaN</text:p>
      <text:p text:style-name="Standard">154 <text:s/>002575 <text:s text:c="2"/>群兴玩具 <text:s text:c="5"/>1.3072 <text:s text:c="3"/>275.3978 <text:s text:c="16"/>NaN <text:s text:c="12"/>NaN <text:s text:c="16"/>0.0618 <text:s text:c="9"/>5825.2427</text:p>
      <text:p text:style-name="Standard">155 <text:s/>300033 <text:s text:c="3"/>同花顺 <text:s text:c="3"/>112.7531 <text:s text:c="5"/>3.1928 <text:s text:c="16"/>NaN <text:s text:c="12"/>NaN <text:s text:c="16"/>0.3777 <text:s text:c="10"/>953.1374</text:p>
      <text:p text:style-name="Standard">156 <text:s/>000166 <text:s text:c="2"/>申万宏源 <text:s text:c="8"/>NaN <text:s text:c="8"/>NaN <text:s text:c="16"/>NaN <text:s text:c="12"/>NaN <text:s text:c="19"/>NaN <text:s text:c="15"/>NaN</text:p>
      <text:p text:style-name="Standard"/>
      <text:p text:style-name="Standard"/>
      <text:p text:style-name="Standard">[b](5)growth(year, quarter, retry=3, pause=0.001)[/b]</text:p>
      <text:p text:style-name="Standard">获取成长能力数据</text:p>
      <text:p text:style-name="Standard"/>
      <text:p text:style-name="Standard">参数：</text:p>
      <text:p text:style-name="Standard">year:int </text:p>
      <text:p text:style-name="Standard"><text:s text:c="3"/>年度 e.g:2014</text:p>
      <text:p text:style-name="Standard">quarter:int </text:p>
      <text:p text:style-name="Standard"><text:s text:c="3"/>季度 :1、2、3、4，只能输入这4个季度</text:p>
      <text:p text:style-name="Standard">retry : int, 默认 3</text:p>
      <text:p text:style-name="Standard"><text:s text:c="3"/>如遇网络等问题重复执行的次数 </text:p>
      <text:p text:style-name="Standard">pause : int, 默认 0.001</text:p>
      <text:p text:style-name="Standard"><text:s text:c="3"/>重复请求数据过程中暂停的秒数，防止请求间隔时间太短出现的问题</text:p>
      <text:p text:style-name="Standard"/>
      <text:p text:style-name="Standard">返回值：</text:p>
      <text:p text:style-name="Standard">DataFrame or List: [{'code':, 'name':, ...}, ...]</text:p>
      <text:p text:style-name="Standard"><text:s text:c="3"/>code,代码</text:p>
      <text:p text:style-name="Standard"><text:s text:c="3"/>name,名称</text:p>
      <text:p text:style-name="Standard"><text:s text:c="3"/>mbrg,主营业务收入增长率(%)</text:p>
      <text:p text:style-name="Standard"><text:s text:c="3"/>nprg,净利润增长率(%)</text:p>
      <text:p text:style-name="Standard"><text:s text:c="3"/>nav,净资产增长率</text:p>
      <text:p text:style-name="Standard"><text:s text:c="3"/>targ,总资产增长率</text:p>
      <text:p text:style-name="Standard"><text:s text:c="3"/>epsg,每股收益增长率</text:p>
      <text:p text:style-name="Standard"><text:s text:c="3"/>seg,股东权益增长率</text:p>
      <text:p text:style-name="Standard"><text:soft-page-break/></text:p>
      <text:p text:style-name="Standard">示例：</text:p>
      <text:p text:style-name="Standard">[i]import gugu as gg[/i]</text:p>
      <text:p text:style-name="Standard">[i]obj = gg.StockInfo()[/i] <text:s text:c="3"/># 创建股票信息对象</text:p>
      <text:p text:style-name="Standard">[i]data = obj.growth(year=2018, quarter=4)[/i] <text:s text:c="2"/># 获取成长能力数据</text:p>
      <text:p text:style-name="Standard">[i]obj.output()[/i] <text:s text:c="2"/># 输出数据</text:p>
      <text:p text:style-name="Standard"/>
      <text:p text:style-name="Standard">输出：</text:p>
      <text:p text:style-name="Standard"><text:s text:c="7"/>code <text:s text:c="2"/>name <text:s text:c="6"/>mbrg <text:s text:c="6"/>nprg <text:s text:c="7"/>nav <text:s text:c="5"/>targ <text:s text:c="6"/>epsg <text:s text:c="7"/>seg</text:p>
      <text:p text:style-name="Standard">0 <text:s text:c="3"/>300423 <text:s text:c="3"/>鲁亿通 <text:s/>1048.1273 <text:s/>1530.2546 <text:s text:c="2"/>494.5314 <text:s/>843.5484 <text:s text:c="2"/>534.6154 <text:s text:c="2"/>494.5314</text:p>
      <text:p text:style-name="Standard">1 <text:s text:c="3"/>600738 <text:s text:c="2"/>兰州民百 <text:s text:c="4"/>1.1819 <text:s/>1004.4066 <text:s text:c="3"/>65.0813 <text:s text:c="2"/>14.4638 <text:s/>1005.4645 <text:s text:c="3"/>65.0813</text:p>
      <text:p text:style-name="Standard">2 <text:s text:c="3"/>002240 <text:s text:c="2"/>威华股份 <text:s text:c="3"/>25.0423 <text:s text:c="2"/>724.0525 <text:s text:c="4"/>5.4675 <text:s text:c="2"/>23.9018 <text:s text:c="2"/>500.0000 <text:s text:c="4"/>6.0318</text:p>
      <text:p text:style-name="Standard">3 <text:s text:c="3"/>600675 <text:s text:c="2"/>中华企业 <text:s text:c="2"/>151.8073 <text:s text:c="2"/>527.9389 <text:s text:c="2"/>206.3825 <text:s/>103.2811 <text:s text:c="2"/>180.6122 <text:s text:c="2"/>280.6461</text:p>
      <text:p text:style-name="Standard">4 <text:s text:c="3"/>000948 <text:s text:c="2"/>南天信息 <text:s text:c="3"/>20.0359 <text:s text:c="2"/>351.8945 <text:s text:c="3"/>21.5801 <text:s text:c="2"/>11.5970 <text:s text:c="2"/>240.2918 <text:s text:c="4"/>4.0203</text:p>
      <text:p text:style-name="Standard">5 <text:s text:c="3"/>300132 <text:s text:c="2"/>青松股份 <text:s text:c="3"/>75.2419 <text:s text:c="2"/>322.5538 <text:s text:c="3"/>52.4430 <text:s text:c="2"/>53.9421 <text:s text:c="2"/>322.5662 <text:s text:c="3"/>52.4430</text:p>
      <text:p text:style-name="Standard">6 <text:s text:c="3"/>603333 <text:s text:c="2"/>尚纬股份 <text:s text:c="3"/>72.2924 <text:s text:c="2"/>243.3996 <text:s text:c="3"/>-0.3063 <text:s text:c="2"/>24.0833 <text:s text:c="2"/>266.6667 <text:s text:c="3"/>-0.3063</text:p>
      <text:p text:style-name="Standard">7 <text:s text:c="3"/>300398 <text:s text:c="2"/>飞凯材料 <text:s text:c="3"/>76.2283 <text:s text:c="2"/>228.2497 <text:s text:c="3"/>13.6210 <text:s text:c="2"/>19.1686 <text:s text:c="2"/>148.1481 <text:s text:c="3"/>13.7475</text:p>
      <text:p text:style-name="Standard">8 <text:s text:c="3"/>002442 <text:s text:c="2"/>龙星化工 <text:s text:c="3"/>14.1915 <text:s text:c="2"/>167.4830 <text:s text:c="3"/>11.6952 <text:s text:c="2"/>-1.9563 <text:s text:c="2"/>165.6100 <text:s text:c="3"/>11.6952</text:p>
      <text:p text:style-name="Standard">9 <text:s text:c="3"/>600702 <text:s text:c="2"/>舍得酒业 <text:s text:c="3"/>35.0248 <text:s text:c="2"/>162.4040 <text:s text:c="4"/>2.2554 <text:s text:c="3"/>3.0521 <text:s text:c="2"/>140.0517 <text:s text:c="4"/>1.2912</text:p>
      <text:p text:style-name="Standard">10 <text:s text:c="2"/>002233 <text:s text:c="2"/>塔牌集团 <text:s text:c="3"/>45.2722 <text:s text:c="2"/>138.8795 <text:s text:c="4"/>9.7062 <text:s text:c="2"/>11.7509 <text:s text:c="3"/>89.3517 <text:s text:c="4"/>9.7191</text:p>
      <text:p text:style-name="Standard">11 <text:s text:c="2"/>300632 <text:s text:c="2"/>光莆股份 <text:s text:c="3"/>56.3398 <text:s text:c="2"/>129.8737 <text:s text:c="3"/>22.2514 <text:s text:c="2"/>75.5548 <text:s text:c="3"/>64.0365 <text:s text:c="3"/>21.2476</text:p>
      <text:p text:style-name="Standard">12 <text:s text:c="2"/>600765 <text:s text:c="2"/>中航重机 <text:s text:c="3"/>-3.8593 <text:s text:c="2"/>124.9313 <text:s text:c="3"/>16.0562 <text:s text:c="2"/>-4.1372 <text:s text:c="2"/>104.7619 <text:s text:c="3"/>13.5225</text:p>
      <text:p text:style-name="Standard">13 <text:s text:c="2"/>300285 <text:s text:c="2"/>国瓷材料 <text:s text:c="3"/>47.6469 <text:s text:c="2"/>115.2913 <text:s text:c="3"/>61.8789 <text:s text:c="2"/>33.1123 <text:s text:c="2"/>112.1951 <text:s text:c="3"/>68.9652</text:p>
      <text:p text:style-name="Standard">14 <text:s text:c="2"/>600803 <text:s text:c="2"/>新奥股份 <text:s text:c="3"/>35.8408 <text:s text:c="2"/>102.9999 <text:s text:c="3"/>58.2141 <text:s text:c="3"/>9.0924 <text:s text:c="3"/>73.4375 <text:s text:c="3"/>65.7612</text:p>
      <text:p text:style-name="Standard">15 <text:s text:c="2"/>002796 <text:s text:c="2"/>世嘉科技 <text:s text:c="2"/>121.9393 <text:s text:c="3"/>98.9573 <text:s text:c="2"/>192.6327 <text:s/>188.6654 <text:s text:c="3"/>50.0000 <text:s text:c="2"/>189.7401</text:p>
      <text:p text:style-name="Standard">16 <text:s text:c="2"/>300638 <text:s text:c="3"/>广和通 <text:s text:c="2"/>121.7453 <text:s text:c="3"/>97.9072 <text:s text:c="3"/>21.7166 <text:s text:c="2"/>63.2752 <text:s text:c="3"/>24.1379 <text:s text:c="3"/>21.7166</text:p>
      <text:p text:style-name="Standard">17 <text:s text:c="2"/>600158 <text:s text:c="2"/>中体产业 <text:s text:c="3"/>32.7454 <text:s text:c="3"/>96.7987 <text:s text:c="4"/>2.7771 <text:s text:c="2"/>10.4070 <text:s text:c="3"/>44.2671 <text:s text:c="4"/>4.0091</text:p>
      <text:p text:style-name="Standard">18 <text:s text:c="2"/>000055 <text:s text:c="2"/>方大集团 <text:s text:c="4"/>3.4338 <text:s text:c="3"/>95.1410 <text:s text:c="3"/>60.3978 <text:s text:c="2"/>39.7805 <text:s text:c="3"/>96.9072 <text:s text:c="3"/>60.3978</text:p>
      <text:p text:style-name="Standard">19 <text:s text:c="2"/>601155 <text:s text:c="2"/>新城控股 <text:s text:c="3"/>33.5778 <text:s text:c="3"/>95.0176 <text:s text:c="3"/>96.1255 <text:s text:c="2"/>79.9839 <text:s text:c="3"/>73.0627 <text:s text:c="3"/>47.8566</text:p>
      <text:p text:style-name="Standard">20 <text:s text:c="2"/>002616 <text:s text:c="2"/>长青集团 <text:s text:c="4"/>6.0488 <text:s text:c="3"/>87.8840 <text:s text:c="4"/>0.7254 <text:s text:c="2"/>21.4817 <text:s text:c="3"/>89.1505 <text:s text:c="4"/>0.7254</text:p>
      <text:p text:style-name="Standard">21 <text:s text:c="2"/>600722 <text:s text:c="2"/>金牛化工 <text:s text:c="3"/>22.6985 <text:s text:c="3"/>78.6251 <text:s text:c="4"/>9.6310 <text:s text:c="3"/>7.9002 <text:s text:c="3"/>69.5652 <text:s text:c="4"/>6.4639</text:p>
      <text:p text:style-name="Standard">22 <text:s text:c="2"/>300260 <text:s text:c="2"/>新莱应材 <text:s text:c="3"/>84.1906 <text:s text:c="3"/>78.5326 <text:s text:c="4"/>6.4528 <text:s text:c="2"/>67.5792 <text:s text:c="3"/>72.7273 <text:s text:c="4"/>6.5774</text:p>
      <text:p text:style-name="Standard">23 <text:s text:c="2"/>600257 <text:s text:c="2"/>大湖股份 <text:s text:c="4"/>7.3770 <text:s text:c="3"/>76.8883 <text:s text:c="4"/>1.6658 <text:s text:c="3"/>7.1421 <text:s text:c="2"/>113.3721 <text:s text:c="4"/>1.3751</text:p>
      <text:p text:style-name="Standard">24 <text:s text:c="2"/>002099 <text:s text:c="2"/>海翔药业 <text:s text:c="3"/>17.7436 <text:s text:c="3"/>76.7174 <text:s text:c="4"/>4.8336 <text:s text:c="2"/>-5.7795 <text:s text:c="3"/>72.7273 <text:s text:c="4"/>4.8336</text:p>
      <text:p text:style-name="Standard">25 <text:s text:c="2"/>002243 <text:s text:c="2"/>通产丽星 <text:s text:c="3"/>11.8285 <text:s text:c="3"/>76.4257 <text:s text:c="4"/>4.1974 <text:s text:c="3"/>4.0077 <text:s text:c="3"/>94.3005 <text:s text:c="4"/>3.7639</text:p>
      <text:p text:style-name="Standard">26 <text:s text:c="2"/>002825 <text:s text:c="2"/>纳尔股份 <text:s text:c="3"/>22.6592 <text:s text:c="3"/>70.5998 <text:s text:c="4"/>9.2408 <text:s text:c="2"/>12.0936 <text:s text:c="3"/>22.2222 <text:s text:c="4"/>9.2408</text:p>
      <text:p text:style-name="Standard">27 <text:s text:c="2"/>300722 <text:s text:c="2"/>新余国科 <text:s text:c="4"/>6.7708 <text:s text:c="3"/>65.9607 <text:s text:c="3"/>13.2741 <text:s text:c="2"/>-6.7606 <text:s text:c="3"/>27.3973 <text:s text:c="3"/>13.1336</text:p>
      <text:p text:style-name="Standard">28 <text:s text:c="2"/>002810 <text:s text:c="2"/>山东赫达 <text:s text:c="3"/>40.1769 <text:s text:c="3"/>64.5137 <text:s text:c="3"/>13.6669 <text:s text:c="2"/>19.2255 <text:s text:c="3"/>32.0611 <text:s text:c="3"/>12.1149</text:p>
      <text:p text:style-name="Standard">29 <text:s text:c="2"/>002539 <text:s text:c="2"/>云图控股 <text:s text:c="4"/>1.6372 <text:s text:c="3"/>63.9986 <text:s text:c="4"/>0.6570 <text:s text:c="2"/>11.5253 <text:s text:c="3"/>70.0000 <text:s text:c="4"/>1.1890</text:p>
      <text:p text:style-name="Standard">.. <text:s text:c="5"/>... <text:s text:c="3"/>... <text:s text:c="7"/>... <text:s text:c="7"/>... <text:s text:c="7"/>... <text:s text:c="6"/>... <text:s text:c="7"/>... <text:s text:c="7"/>...</text:p>
      <text:p text:style-name="Standard">127 <text:s/>002245 <text:s text:c="2"/>澳洋顺昌 <text:s text:c="3"/>18.5795 <text:s text:c="2"/>-30.2137 <text:s text:c="3"/>10.1642 <text:s text:c="2"/>13.1990 <text:s text:c="2"/>-36.4215 <text:s text:c="4"/>9.7479</text:p>
      <text:p text:style-name="Standard">128 <text:s/>002928 <text:s text:c="2"/>华夏航空 <text:s text:c="3"/>23.5350 <text:s text:c="2"/>-33.8747 <text:s text:c="3"/>84.6651 <text:s text:c="2"/>41.9162 <text:s text:c="2"/>-39.5673 <text:s text:c="3"/>84.6651</text:p>
      <text:p text:style-name="Standard">129 <text:s/>603577 <text:s text:c="3"/>汇金通 <text:s text:c="3"/>19.3761 <text:s text:c="2"/>-34.1452 <text:s text:c="4"/>1.2031 <text:s text:c="2"/>24.6023 <text:s text:c="2"/>-33.4312 <text:s text:c="4"/>2.0072</text:p>
      <text:p text:style-name="Standard">130 <text:s/>600605 <text:s text:c="2"/>汇通能源 <text:s text:c="2"/>-18.7492 <text:s text:c="2"/>-39.4552 <text:s text:c="4"/>3.1823 <text:s text:c="2"/>-3.5812 <text:s text:c="2"/>-39.1960 <text:s text:c="4"/>3.1823</text:p>
      <text:p text:style-name="Standard">131 <text:s/>000905 <text:s text:c="2"/>厦门港务 <text:s text:c="3"/>-2.3470 <text:s text:c="2"/>-40.1573 <text:s text:c="4"/>2.1514 <text:s text:c="3"/>5.8078 <text:s text:c="2"/>-76.2500 <text:s text:c="4"/>0.5323</text:p>
      <text:p text:style-name="Standard">132 <text:s/>002211 <text:s text:c="2"/>宏达新材 <text:s text:c="3"/>14.2955 <text:s text:c="2"/>-46.9730 <text:s text:c="3"/>-3.8630 <text:s text:c="2"/>-0.9051 <text:s text:c="2"/>-48.6000 <text:s text:c="4"/>0.0757</text:p>
      <text:p text:style-name="Standard">133 <text:s/>300204 <text:s text:c="3"/>舒泰神 <text:s text:c="2"/>-41.9203 <text:s text:c="2"/>-48.5073 <text:s text:c="3"/>11.2460 <text:s text:c="3"/>5.4641 <text:s text:c="2"/>-49.0909 <text:s text:c="3"/>11.2460</text:p>
      <text:p text:style-name="Standard">134 <text:s/>002107 <text:s text:c="2"/>沃华医药 <text:s text:c="4"/>6.5740 <text:s text:c="2"/>-50.4988 <text:s text:c="4"/>6.0990 <text:s text:c="3"/>7.8176 <text:s text:c="2"/>-18.7500 <text:s text:c="4"/>8.3246</text:p>
      <text:p text:style-name="Standard">135 <text:s/>300613 <text:s text:c="3"/>富瀚微 <text:s text:c="3"/>-8.2831 <text:s text:c="2"/>-56.2059 <text:s text:c="4"/>9.2473 <text:s text:c="2"/>10.3682 <text:s text:c="2"/>-50.6024 <text:s text:c="4"/>9.1456</text:p>
      <text:p text:style-name="Standard">136 <text:s/>300700 <text:s text:c="2"/>岱勒新材 <text:s text:c="2"/>-24.2192 <text:s text:c="2"/>-69.4564 <text:s text:c="4"/>1.7419 <text:s text:c="3"/>1.4394 <text:s text:c="2"/>-75.3012 <text:s text:c="4"/>1.7419</text:p>
      <text:p text:style-name="Standard">137 <text:s/>000965 <text:s text:c="2"/>天保基建 <text:s text:c="3"/>24.0297 <text:s text:c="2"/>-76.3851 <text:s text:c="4"/>1.8953 <text:s text:c="2"/>-6.0760 <text:s text:c="2"/>-78.0488 <text:s text:c="4"/>1.7173</text:p>
      <text:p text:style-name="Standard">138 <text:s/>000667 <text:s text:c="2"/>美好置业 <text:s text:c="2"/>-43.2139 <text:s text:c="2"/>-76.9511 <text:s text:c="4"/>3.8665 <text:s text:c="2"/>33.9435 <text:s text:c="2"/>-62.4807 <text:s text:c="4"/>1.7583</text:p>
      <text:p text:style-name="Standard">139 <text:s/>000613 <text:s text:c="2"/>大东海A <text:s text:c="4"/>5.7658 <text:s text:c="2"/>-77.1500 <text:s text:c="4"/>0.8469 <text:s text:c="3"/>0.8351 <text:s text:c="2"/>-77.2152 <text:s text:c="4"/>0.8469</text:p>
      <text:p text:style-name="Standard"><text:soft-page-break/>140 <text:s/>000929 <text:s text:c="2"/>兰州黄河 <text:s text:c="2"/>-14.6816 <text:s/>-619.8942 <text:s text:c="3"/>-5.6889 <text:s text:c="2"/>-6.0324 <text:s/>-516.0183 <text:s text:c="3"/>-9.2134</text:p>
      <text:p text:style-name="Standard">141 <text:s/>000969 <text:s text:c="2"/>安泰科技 <text:s text:c="4"/>8.4648 <text:s/>-793.9507 <text:s text:c="3"/>-7.4088 <text:s text:c="2"/>-2.7318 <text:s/>-467.5910 <text:s text:c="3"/>-6.5636</text:p>
      <text:p text:style-name="Standard">142 <text:s/>000953 <text:s text:c="2"/>ST河化 <text:s text:c="4"/>4.6304 -1029.2983 -1172.0528 <text:s/>-52.6602 -1029.2415 -1172.0528</text:p>
      <text:p text:style-name="Standard">143 <text:s/>300125 <text:s text:c="3"/>易世达 <text:s text:c="3"/>35.1178 <text:s text:c="7"/>NaN <text:s text:c="3"/>-3.3115 <text:s/>-10.2695 <text:s/>-109.3750 <text:s text:c="3"/>-1.0681</text:p>
      <text:p text:style-name="Standard">144 <text:s/>300220 <text:s text:c="2"/>金运激光 <text:s text:c="3"/>15.0518 <text:s text:c="7"/>NaN <text:s text:c="4"/>2.9032 <text:s text:c="3"/>1.1600 <text:s/>-117.8518 <text:s text:c="4"/>2.9354</text:p>
      <text:p text:style-name="Standard">145 <text:s/>600800 <text:s text:c="2"/>天津磁卡 <text:s text:c="4"/>2.5839 <text:s text:c="7"/>NaN <text:s text:c="2"/>406.8356 <text:s text:c="2"/>15.1995 <text:s/>-220.0000 <text:s text:c="2"/>161.5249</text:p>
      <text:p text:style-name="Standard">146 <text:s/>002167 <text:s text:c="2"/>东方锆业 <text:s text:c="2"/>-40.9082 <text:s text:c="7"/>NaN <text:s text:c="4"/>0.6169 <text:s/>-17.9969 <text:s/>-133.3333 <text:s text:c="4"/>0.6141</text:p>
      <text:p text:style-name="Standard">147 <text:s/>002306 <text:s/>*ST云网 <text:s text:c="2"/>-15.5514 <text:s text:c="7"/>NaN <text:s text:c="3"/>53.2290 <text:s text:c="2"/>-9.9956 <text:s/>-150.0000 <text:s text:c="3"/>56.1697</text:p>
      <text:p text:style-name="Standard">148 <text:s/>002458 <text:s text:c="2"/>益生股份 <text:s text:c="2"/>124.4223 <text:s text:c="7"/>NaN <text:s text:c="3"/>30.9846 <text:s text:c="3"/>7.7519 <text:s/>-217.3913 <text:s text:c="3"/>31.5668</text:p>
      <text:p text:style-name="Standard">149 <text:s/>002494 <text:s text:c="2"/>华斯股份 <text:s text:c="2"/>-20.9140 <text:s text:c="7"/>NaN <text:s text:c="4"/>0.6604 <text:s text:c="2"/>-3.8941 <text:s/>-121.8500 <text:s text:c="4"/>0.9120</text:p>
      <text:p text:style-name="Standard">150 <text:s/>002575 <text:s text:c="2"/>群兴玩具 <text:s text:c="2"/>-64.6883 <text:s text:c="7"/>NaN <text:s text:c="4"/>0.8093 <text:s text:c="3"/>0.5849 <text:s/>-132.4176 <text:s text:c="4"/>0.8093</text:p>
      <text:p text:style-name="Standard">151 <text:s/>002188 <text:s/>*ST巴士 <text:s text:c="2"/>-75.5840 <text:s text:c="7"/>NaN -5565.0149 <text:s/>-75.2146 <text:s text:c="2"/>-68.2284 -6079.2782</text:p>
      <text:p text:style-name="Standard">152 <text:s/>002473 <text:s/>*ST圣莱 <text:s text:c="3"/>25.5984 <text:s text:c="7"/>NaN <text:s text:c="4"/>4.0094 <text:s text:c="2"/>-1.6263 <text:s/>-121.2317 <text:s text:c="4"/>4.2619</text:p>
      <text:p text:style-name="Standard">153 <text:s/>000737 <text:s/>*ST南风 <text:s text:c="3"/>-2.4238 <text:s text:c="7"/>NaN <text:s text:c="7"/>NaN <text:s/>-39.9066 <text:s/>-163.5047 <text:s/>-251.9605</text:p>
      <text:p text:style-name="Standard">154 <text:s/>002234 <text:s text:c="2"/>民和股份 <text:s text:c="3"/>70.2770 <text:s text:c="7"/>NaN <text:s text:c="3"/>51.5397 <text:s text:c="2"/>15.3295 <text:s/>-231.2500 <text:s text:c="3"/>51.4463</text:p>
      <text:p text:style-name="Standard">155 <text:s/>002552 <text:s text:c="2"/>宝鼎科技 <text:s text:c="3"/>30.3146 <text:s text:c="7"/>NaN <text:s text:c="4"/>2.3000 <text:s/>-12.5864 <text:s/>-120.0000 <text:s text:c="4"/>2.2813</text:p>
      <text:p text:style-name="Standard">156 <text:s/>002655 <text:s text:c="2"/>共达电声 <text:s text:c="4"/>2.2652 <text:s text:c="7"/>NaN <text:s text:c="4"/>4.5522 <text:s text:c="3"/>0.0936 <text:s/>-112.2449 <text:s text:c="4"/>4.5522</text:p>
      <text:p text:style-name="Standard"/>
      <text:p text:style-name="Standard"/>
      <text:p text:style-name="Standard">[b](6)debtPaying(year, quarter, retry=3, pause=0.001)[/b]</text:p>
      <text:p text:style-name="Standard">获取偿债能力数据</text:p>
      <text:p text:style-name="Standard"/>
      <text:p text:style-name="Standard">参数：</text:p>
      <text:p text:style-name="Standard">year:int </text:p>
      <text:p text:style-name="Standard"><text:s text:c="3"/>年度 e.g:2014</text:p>
      <text:p text:style-name="Standard">quarter:int </text:p>
      <text:p text:style-name="Standard"><text:s text:c="3"/>季度 :1、2、3、4，只能输入这4个季度</text:p>
      <text:p text:style-name="Standard">retry : int, 默认 3</text:p>
      <text:p text:style-name="Standard"><text:s text:c="3"/>如遇网络等问题重复执行的次数 </text:p>
      <text:p text:style-name="Standard">pause : int, 默认 0.001</text:p>
      <text:p text:style-name="Standard"><text:s text:c="3"/>重复请求数据过程中暂停的秒数，防止请求间隔时间太短出现的问题 </text:p>
      <text:p text:style-name="Standard"/>
      <text:p text:style-name="Standard">返回值：</text:p>
      <text:p text:style-name="Standard">DataFrame or List: [{'code':, 'name':, ...}, ...]</text:p>
      <text:p text:style-name="Standard"><text:s text:c="3"/>code,代码</text:p>
      <text:p text:style-name="Standard"><text:s text:c="3"/>name,名称</text:p>
      <text:p text:style-name="Standard"><text:s text:c="3"/>currentratio,流动比率</text:p>
      <text:p text:style-name="Standard"><text:s text:c="3"/>quickratio,速动比率</text:p>
      <text:p text:style-name="Standard"><text:s text:c="3"/>cashratio,现金比率</text:p>
      <text:p text:style-name="Standard"><text:s text:c="3"/>icratio,利息支付倍数</text:p>
      <text:p text:style-name="Standard"><text:s text:c="3"/>sheqratio,股东权益比率</text:p>
      <text:p text:style-name="Standard"><text:s text:c="3"/>adratio,股东权益增长率</text:p>
      <text:p text:style-name="Standard"/>
      <text:p text:style-name="Standard">示例：</text:p>
      <text:p text:style-name="Standard">[i]import gugu as gg[/i]</text:p>
      <text:p text:style-name="Standard">[i]obj = gg.StockInfo()[/i] <text:s text:c="3"/># 创建股票信息对象</text:p>
      <text:p text:style-name="Standard">[i]data = obj.debtPaying(year=2018, quarter=4)[/i] <text:s text:c="2"/># 获取偿债能力数据</text:p>
      <text:p text:style-name="Standard">[i]obj.output()[/i] <text:s text:c="2"/># 输出数据</text:p>
      <text:p text:style-name="Standard"/>
      <text:p text:style-name="Standard">输出：</text:p>
      <text:p text:style-name="Standard"><text:s text:c="7"/>code <text:s text:c="2"/>name <text:s/>currentratio <text:s/>quickratio <text:s/>cashratio <text:s text:c="4"/>icratio <text:s/>sheqratio <text:s text:c="2"/>adratio</text:p>
      <text:p text:style-name="Standard">0 <text:s text:c="3"/>002575 <text:s text:c="2"/>群兴玩具 <text:s text:c="6"/>60.4173 <text:s text:c="4"/>60.4173 <text:s/>1629.3760 <text:s/>-2316.9616 <text:s text:c="3"/>99.0221 <text:s text:c="3"/>0.9779</text:p>
      <text:p text:style-name="Standard">1 <text:s text:c="3"/>300016 <text:s text:c="2"/>北陆药业 <text:s text:c="7"/>7.1476 <text:s text:c="5"/>5.6327 <text:s text:c="2"/>307.4251 <text:s/>-6887.4762 <text:s text:c="3"/>93.5651 <text:s text:c="3"/>6.4349</text:p>
      <text:p text:style-name="Standard"><text:soft-page-break/>2 <text:s text:c="3"/>000722 <text:s text:c="2"/>湖南发展 <text:s text:c="6"/>12.1192 <text:s text:c="4"/>11.4006 <text:s text:c="2"/>784.1875 <text:s text:c="2"/>-838.7871 <text:s text:c="3"/>92.9730 <text:s text:c="3"/>7.0270</text:p>
      <text:p text:style-name="Standard">3 <text:s text:c="3"/>002181 <text:s text:c="3"/>粤传媒 <text:s text:c="7"/>6.2316 <text:s text:c="5"/>5.8992 <text:s text:c="3"/>48.2401 <text:s/>-3443.4952 <text:s text:c="3"/>90.2324 <text:s text:c="3"/>9.7676</text:p>
      <text:p text:style-name="Standard">4 <text:s text:c="3"/>600722 <text:s text:c="2"/>金牛化工 <text:s text:c="7"/>7.4221 <text:s text:c="5"/>7.4045 <text:s text:c="2"/>531.3195 <text:s text:c="2"/>-537.8191 <text:s text:c="3"/>88.9149 <text:s text:c="2"/>11.0851</text:p>
      <text:p text:style-name="Standard">5 <text:s text:c="3"/>603826 <text:s text:c="2"/>坤彩科技 <text:s text:c="7"/>4.7539 <text:s text:c="5"/>2.2954 <text:s text:c="3"/>36.4017 <text:s/>-2262.1935 <text:s text:c="3"/>88.8909 <text:s text:c="2"/>11.1091</text:p>
      <text:p text:style-name="Standard">6 <text:s text:c="3"/>300204 <text:s text:c="3"/>舒泰神 <text:s text:c="7"/>6.6740 <text:s text:c="5"/>6.4878 <text:s text:c="2"/>156.9650 <text:s/>-2673.7222 <text:s text:c="3"/>88.6622 <text:s text:c="2"/>11.3378</text:p>
      <text:p text:style-name="Standard">7 <text:s text:c="3"/>600276 <text:s text:c="2"/>恒瑞医药 <text:s text:c="7"/>7.2462 <text:s text:c="5"/>6.8329 <text:s text:c="2"/>155.9856 <text:s/>-3538.7530 <text:s text:c="3"/>88.5360 <text:s text:c="2"/>11.4640</text:p>
      <text:p text:style-name="Standard">8 <text:s text:c="3"/>000613 <text:s text:c="2"/>大东海A <text:s text:c="7"/>2.0537 <text:s text:c="5"/>2.0289 <text:s text:c="2"/>172.2705 <text:s text:c="2"/>-246.9763 <text:s text:c="3"/>88.1987 <text:s text:c="2"/>11.8013</text:p>
      <text:p text:style-name="Standard">9 <text:s text:c="3"/>300613 <text:s text:c="3"/>富瀚微 <text:s text:c="7"/>6.2824 <text:s text:c="5"/>5.9172 <text:s text:c="2"/>261.6634 <text:s text:c="3"/>-98.8811 <text:s text:c="3"/>86.9617 <text:s text:c="2"/>13.0383</text:p>
      <text:p text:style-name="Standard">10 <text:s text:c="2"/>002406 <text:s text:c="2"/>远东传动 <text:s text:c="7"/>4.8273 <text:s text:c="5"/>4.0645 <text:s text:c="2"/>117.1572 <text:s/>-3879.6974 <text:s text:c="3"/>86.9425 <text:s text:c="2"/>13.0575</text:p>
      <text:p text:style-name="Standard">11 <text:s text:c="2"/>002294 <text:s text:c="3"/>信立泰 <text:s text:c="7"/>5.0940 <text:s text:c="5"/>4.2484 <text:s text:c="3"/>95.5595 -41510.0330 <text:s text:c="3"/>86.9244 <text:s text:c="2"/>13.0756</text:p>
      <text:p text:style-name="Standard">12 <text:s text:c="2"/>300455 <text:s text:c="2"/>康拓红外 <text:s text:c="7"/>7.3142 <text:s text:c="5"/>5.7135 <text:s text:c="2"/>175.3747 -10903.1118 <text:s text:c="3"/>86.5944 <text:s text:c="2"/>13.4056</text:p>
      <text:p text:style-name="Standard">13 <text:s text:c="2"/>300623 <text:s text:c="2"/>捷捷微电 <text:s text:c="7"/>5.2829 <text:s text:c="5"/>4.7576 <text:s text:c="2"/>378.1923 <text:s text:c="2"/>-751.6476 <text:s text:c="3"/>86.5248 <text:s text:c="2"/>13.4752</text:p>
      <text:p text:style-name="Standard">14 <text:s text:c="2"/>603806 <text:s text:c="3"/>福斯特 <text:s text:c="7"/>5.6646 <text:s text:c="5"/>4.7833 <text:s text:c="3"/>55.7651 -15502.3410 <text:s text:c="3"/>86.0563 <text:s text:c="2"/>13.9437</text:p>
      <text:p text:style-name="Standard">15 <text:s text:c="2"/>002795 <text:s text:c="2"/>永和智控 <text:s text:c="7"/>5.7072 <text:s text:c="5"/>4.1773 <text:s text:c="2"/>105.3837 <text:s text:c="2"/>-731.1819 <text:s text:c="3"/>85.4948 <text:s text:c="2"/>14.5052</text:p>
      <text:p text:style-name="Standard">16 <text:s text:c="2"/>300690 <text:s text:c="2"/>双一科技 <text:s text:c="7"/>5.3796 <text:s text:c="5"/>4.6445 <text:s text:c="3"/>47.7262 <text:s/>-3050.9491 <text:s text:c="3"/>85.2604 <text:s text:c="2"/>14.7396</text:p>
      <text:p text:style-name="Standard">17 <text:s text:c="2"/>603456 <text:s text:c="2"/>九洲药业 <text:s text:c="7"/>3.2829 <text:s text:c="5"/>2.1164 <text:s text:c="3"/>60.2074 <text:s/>-1335.9440 <text:s text:c="3"/>84.0598 <text:s text:c="2"/>15.9402</text:p>
      <text:p text:style-name="Standard">18 <text:s text:c="2"/>300722 <text:s text:c="2"/>新余国科 <text:s text:c="7"/>4.9770 <text:s text:c="5"/>4.0614 <text:s text:c="2"/>208.3335 -62873.5839 <text:s text:c="3"/>83.4434 <text:s text:c="2"/>16.5566</text:p>
      <text:p text:style-name="Standard">19 <text:s text:c="2"/>002138 <text:s text:c="2"/>顺络电子 <text:s text:c="7"/>2.6709 <text:s text:c="5"/>2.0520 <text:s text:c="3"/>63.9020 <text:s/>-3355.7211 <text:s text:c="3"/>83.2033 <text:s text:c="2"/>16.7967</text:p>
      <text:p text:style-name="Standard">20 <text:s text:c="2"/>603005 <text:s text:c="2"/>晶方科技 <text:s text:c="7"/>5.6844 <text:s text:c="5"/>5.3208 <text:s text:c="2"/>406.7166 <text:s text:c="2"/>-149.4684 <text:s text:c="3"/>82.8853 <text:s text:c="2"/>17.1147</text:p>
      <text:p text:style-name="Standard">21 <text:s text:c="2"/>002233 <text:s text:c="2"/>塔牌集团 <text:s text:c="7"/>2.9759 <text:s text:c="5"/>2.6869 <text:s text:c="3"/>82.5112 -16397.9995 <text:s text:c="3"/>82.0875 <text:s text:c="2"/>17.9125</text:p>
      <text:p text:style-name="Standard">22 <text:s text:c="2"/>002243 <text:s text:c="2"/>通产丽星 <text:s text:c="7"/>2.8375 <text:s text:c="5"/>2.1701 <text:s text:c="3"/>42.0632 <text:s/>-1797.1634 <text:s text:c="3"/>81.7572 <text:s text:c="2"/>18.2428</text:p>
      <text:p text:style-name="Standard">23 <text:s text:c="2"/>300033 <text:s text:c="3"/>同花顺 <text:s text:c="7"/>4.5769 <text:s text:c="5"/>4.5769 <text:s text:c="2"/>436.8286 <text:s text:c="2"/>-856.1006 <text:s text:c="3"/>80.8547 <text:s text:c="2"/>19.1453</text:p>
      <text:p text:style-name="Standard">24 <text:s text:c="2"/>300617 <text:s text:c="2"/>安靠智电 <text:s text:c="7"/>4.5584 <text:s text:c="5"/>3.8940 <text:s text:c="3"/>35.0412 <text:s text:c="2"/>4789.4189 <text:s text:c="3"/>80.7534 <text:s text:c="2"/>19.2466</text:p>
      <text:p text:style-name="Standard">25 <text:s text:c="2"/>002391 <text:s text:c="2"/>长青股份 <text:s text:c="7"/>2.2653 <text:s text:c="5"/>1.1777 <text:s text:c="3"/>44.8167 <text:s text:c="2"/>2859.4994 <text:s text:c="3"/>80.4504 <text:s text:c="2"/>19.5496</text:p>
      <text:p text:style-name="Standard">26 <text:s text:c="2"/>002381 <text:s text:c="2"/>双箭股份 <text:s text:c="7"/>3.7553 <text:s text:c="5"/>3.1406 <text:s text:c="3"/>73.9477 <text:s/>-1297.0011 <text:s text:c="3"/>80.1941 <text:s text:c="2"/>19.8059</text:p>
      <text:p text:style-name="Standard">27 <text:s text:c="2"/>603136 <text:s text:c="3"/>天目湖 <text:s text:c="7"/>1.7984 <text:s text:c="5"/>1.7593 <text:s text:c="2"/>135.5922 <text:s text:c="2"/>2676.0499 <text:s text:c="3"/>79.7630 <text:s text:c="2"/>20.2370</text:p>
      <text:p text:style-name="Standard">28 <text:s text:c="2"/>300285 <text:s text:c="2"/>国瓷材料 <text:s text:c="7"/>2.1827 <text:s text:c="5"/>1.5655 <text:s text:c="3"/>37.9045 <text:s text:c="2"/>2434.1274 <text:s text:c="3"/>79.5683 <text:s text:c="2"/>20.4317</text:p>
      <text:p text:style-name="Standard">29 <text:s text:c="2"/>002349 <text:s text:c="2"/>精华制药 <text:s text:c="7"/>2.4170 <text:s text:c="5"/>1.5342 <text:s text:c="3"/>41.9079 <text:s text:c="2"/>9409.2855 <text:s text:c="3"/>79.2550 <text:s text:c="2"/>20.7450</text:p>
      <text:p text:style-name="Standard">.. <text:s text:c="5"/>... <text:s text:c="3"/>... <text:s text:c="10"/>... <text:s text:c="8"/>... <text:s text:c="7"/>... <text:s text:c="8"/>... <text:s text:c="7"/>... <text:s text:c="6"/>...</text:p>
      <text:p text:style-name="Standard">127 <text:s/>300423 <text:s text:c="3"/>鲁亿通 <text:s text:c="7"/>1.4850 <text:s text:c="5"/>1.1763 <text:s text:c="3"/>25.0999 <text:s text:c="2"/>3566.2426 <text:s text:c="3"/>42.0903 <text:s text:c="2"/>57.9097</text:p>
      <text:p text:style-name="Standard">128 <text:s/>300751 <text:s text:c="2"/>迈为股份 <text:s text:c="7"/>1.6674 <text:s text:c="5"/>0.8492 <text:s text:c="3"/>55.1073 <text:s/>-5849.4239 <text:s text:c="3"/>41.9887 <text:s text:c="2"/>58.0113</text:p>
      <text:p text:style-name="Standard">129 <text:s/>002162 <text:s text:c="2"/>悦心健康 <text:s text:c="7"/>0.8121 <text:s text:c="5"/>0.4204 <text:s text:c="3"/>21.2012 <text:s text:c="3"/>175.2773 <text:s text:c="3"/>41.7541 <text:s text:c="2"/>58.2459</text:p>
      <text:p text:style-name="Standard">130 <text:s/>603179 <text:s text:c="2"/>新泉股份 <text:s text:c="7"/>1.3797 <text:s text:c="5"/>1.0785 <text:s text:c="3"/>42.8420 <text:s text:c="2"/>1803.4187 <text:s text:c="3"/>41.2618 <text:s text:c="2"/>58.7382</text:p>
      <text:p text:style-name="Standard">131 <text:s/>002167 <text:s text:c="2"/>东方锆业 <text:s text:c="7"/>0.6006 <text:s text:c="5"/>0.2493 <text:s text:c="3"/>11.1720 <text:s text:c="3"/>111.5738 <text:s text:c="3"/>41.1987 <text:s text:c="2"/>58.8013</text:p>
      <text:p text:style-name="Standard">132 <text:s/>600785 <text:s text:c="2"/>新华百货 <text:s text:c="7"/>0.7148 <text:s text:c="5"/>0.4951 <text:s text:c="3"/>22.8159 <text:s text:c="3"/>464.6539 <text:s text:c="3"/>41.0508 <text:s text:c="2"/>58.9492</text:p>
      <text:p text:style-name="Standard">133 <text:s/>000584 <text:s text:c="2"/>哈工智能 <text:s text:c="7"/>1.0520 <text:s text:c="5"/>0.6075 <text:s text:c="3"/>28.1680 <text:s text:c="3"/>908.2523 <text:s text:c="3"/>40.0151 <text:s text:c="2"/>59.9849</text:p>
      <text:p text:style-name="Standard">134 <text:s/>600803 <text:s text:c="2"/>新奥股份 <text:s text:c="7"/>0.6741 <text:s text:c="5"/>0.4837 <text:s text:c="3"/>20.9951 <text:s text:c="3"/>330.1873 <text:s text:c="3"/>39.7061 <text:s text:c="2"/>60.2939</text:p>
      <text:p text:style-name="Standard">135 <text:s/>300059 <text:s text:c="2"/>东方财富 <text:s text:c="7"/>1.7819 <text:s text:c="5"/>1.7744 <text:s text:c="3"/>58.7604 <text:s text:c="3"/>816.4084 <text:s text:c="3"/>39.4244 <text:s text:c="2"/>60.5756</text:p>
      <text:p text:style-name="Standard">136 <text:s/>600765 <text:s text:c="2"/>中航重机 <text:s text:c="7"/>1.5089 <text:s text:c="5"/>1.1005 <text:s text:c="3"/>19.6031 <text:s text:c="3"/>273.1174 <text:s text:c="3"/>38.2139 <text:s text:c="2"/>61.7861</text:p>
      <text:p text:style-name="Standard">137 <text:s/>300260 <text:s text:c="2"/>新莱应材 <text:s text:c="7"/>1.1517 <text:s text:c="5"/>0.5847 <text:s text:c="3"/>14.6444 <text:s text:c="3"/>240.8298 <text:s text:c="3"/>37.8314 <text:s text:c="2"/>62.1686</text:p>
      <text:p text:style-name="Standard">138 <text:s/>603018 <text:s text:c="2"/>中设集团 <text:s text:c="7"/>1.3135 <text:s text:c="5"/>1.1802 <text:s text:c="3"/>25.6909 <text:s text:c="2"/>2682.9670 <text:s text:c="3"/>37.4089 <text:s text:c="2"/>62.5911</text:p>
      <text:p text:style-name="Standard">139 <text:s/>002125 <text:s text:c="2"/>湘潭电化 <text:s text:c="7"/>0.6251 <text:s text:c="5"/>0.4146 <text:s text:c="3"/>16.4413 <text:s text:c="3"/>329.1976 <text:s text:c="3"/>36.7662 <text:s text:c="2"/>63.2338</text:p>
      <text:p text:style-name="Standard">140 <text:s/>600829 <text:s text:c="2"/>人民同泰 <text:s text:c="7"/>1.4603 <text:s text:c="5"/>1.1429 <text:s text:c="3"/>18.8216 <text:s text:c="2"/>1676.6333 <text:s text:c="3"/>35.8072 <text:s text:c="2"/>64.1928</text:p>
      <text:p text:style-name="Standard">141 <text:s/>002462 <text:s text:c="3"/>嘉事堂 <text:s text:c="7"/>1.5211 <text:s text:c="5"/>1.2503 <text:s text:c="3"/>16.9687 <text:s text:c="3"/>521.1277 <text:s text:c="3"/>34.4017 <text:s text:c="2"/>65.5983</text:p>
      <text:p text:style-name="Standard">142 <text:s/>000667 <text:s text:c="2"/>美好置业 <text:s text:c="7"/>1.5511 <text:s text:c="5"/>0.5467 <text:s text:c="3"/>19.1163 <text:s text:c="3"/>699.9869 <text:s text:c="3"/>33.7424 <text:s text:c="2"/>66.2576</text:p>
      <text:p text:style-name="Standard">143 <text:s/>601886 <text:s text:c="2"/>江河集团 <text:s text:c="7"/>1.2333 <text:s text:c="5"/>1.1103 <text:s text:c="3"/>23.8231 <text:s text:c="3"/>466.0359 <text:s text:c="3"/>32.5487 <text:s text:c="2"/>67.4513</text:p>
      <text:p text:style-name="Standard">144 <text:s/>002539 <text:s text:c="2"/>云图控股 <text:s text:c="7"/>0.7260 <text:s text:c="5"/>0.4856 <text:s text:c="3"/>29.5533 <text:s text:c="3"/>182.4394 <text:s text:c="3"/>30.6818 <text:s text:c="2"/>69.3182</text:p>
      <text:p text:style-name="Standard">145 <text:s/>601619 <text:s text:c="2"/>嘉泽新能 <text:s text:c="7"/>1.5045 <text:s text:c="5"/>1.5043 <text:s text:c="3"/>33.8168 <text:s text:c="3"/>195.4977 <text:s text:c="3"/>30.1238 <text:s text:c="2"/>69.8762</text:p>
      <text:p text:style-name="Standard">146 <text:s/>600675 <text:s text:c="2"/>中华企业 <text:s text:c="7"/>1.4098 <text:s text:c="5"/>0.7005 <text:s text:c="3"/>57.0604 <text:s text:c="3"/>975.4443 <text:s text:c="3"/>27.6091 <text:s text:c="2"/>72.3909</text:p>
      <text:p text:style-name="Standard">147 <text:s/>002928 <text:s text:c="2"/>华夏航空 <text:s text:c="7"/>1.0541 <text:s text:c="5"/>1.0226 <text:s text:c="3"/>35.3339 <text:s text:c="3"/>232.1917 <text:s text:c="3"/>27.2825 <text:s text:c="2"/>72.7175</text:p>
      <text:p text:style-name="Standard">148 <text:s/>002306 <text:s/>*ST云网 <text:s text:c="7"/>1.0143 <text:s text:c="5"/>1.0076 <text:s text:c="3"/>56.9787 <text:s text:c="2"/>1508.0110 <text:s text:c="3"/>26.4427 <text:s text:c="2"/>73.5573</text:p>
      <text:p text:style-name="Standard">149 <text:s/>000737 <text:s/>*ST南风 <text:s text:c="7"/>0.8096 <text:s text:c="5"/>0.5927 <text:s text:c="3"/>41.4556 <text:s text:c="3"/>433.0510 <text:s text:c="3"/>25.0890 <text:s text:c="2"/>74.9110</text:p>
      <text:p text:style-name="Standard"><text:soft-page-break/>150 <text:s/>300657 <text:s text:c="2"/>弘信电子 <text:s text:c="7"/>0.9637 <text:s text:c="5"/>0.8118 <text:s text:c="3"/>25.7554 <text:s text:c="3"/>427.4663 <text:s text:c="3"/>24.3060 <text:s text:c="2"/>75.6940</text:p>
      <text:p text:style-name="Standard">151 <text:s/>000166 <text:s text:c="2"/>申万宏源 <text:s text:c="10"/>NaN <text:s text:c="8"/>NaN <text:s text:c="7"/>NaN <text:s text:c="8"/>NaN <text:s text:c="3"/>20.4748 <text:s text:c="2"/>79.5252</text:p>
      <text:p text:style-name="Standard">152 <text:s/>600800 <text:s text:c="2"/>天津磁卡 <text:s text:c="7"/>0.7203 <text:s text:c="5"/>0.6650 <text:s text:c="3"/>37.6568 <text:s/>27801.8640 <text:s text:c="3"/>19.4932 <text:s text:c="2"/>80.5068</text:p>
      <text:p text:style-name="Standard">153 <text:s/>601155 <text:s text:c="2"/>新城控股 <text:s text:c="7"/>1.1718 <text:s text:c="5"/>0.5262 <text:s text:c="3"/>20.1375 <text:s text:c="2"/>1973.2631 <text:s text:c="3"/>15.4266 <text:s text:c="2"/>84.5734</text:p>
      <text:p text:style-name="Standard">154 <text:s/>000001 <text:s text:c="2"/>平安银行 <text:s text:c="10"/>NaN <text:s text:c="8"/>NaN <text:s text:c="7"/>NaN <text:s text:c="8"/>NaN <text:s text:c="4"/>7.0217 <text:s text:c="2"/>92.9783</text:p>
      <text:p text:style-name="Standard">155 <text:s/>000953 <text:s text:c="2"/>ST河化 <text:s text:c="7"/>0.0839 <text:s text:c="5"/>0.0540 <text:s text:c="4"/>0.8004 <text:s/>-1001.9041 <text:s text:c="2"/>-64.5185 <text:s/>164.5185</text:p>
      <text:p text:style-name="Standard">156 <text:s/>002188 <text:s/>*ST巴士 <text:s text:c="7"/>1.2575 <text:s text:c="5"/>1.0401 <text:s text:c="3"/>56.3938 -73998.4095 <text:s/>-354.2893 <text:s/>454.2893</text:p>
      <text:p text:style-name="Standard"/>
      <text:p text:style-name="Standard"/>
      <text:p text:style-name="Standard">[b](7)cashFlow(year, quarter, retry=3, pause=0.001)[/b]</text:p>
      <text:p text:style-name="Standard">获取现金流量数据</text:p>
      <text:p text:style-name="Standard"/>
      <text:p text:style-name="Standard">参数：</text:p>
      <text:p text:style-name="Standard">year:int </text:p>
      <text:p text:style-name="Standard"><text:s text:c="3"/>年度 e.g:2014</text:p>
      <text:p text:style-name="Standard">quarter:int </text:p>
      <text:p text:style-name="Standard"><text:s text:c="3"/>季度 :1、2、3、4，只能输入这4个季度 <text:s text:c="7"/></text:p>
      <text:p text:style-name="Standard">retry : int, 默认 3</text:p>
      <text:p text:style-name="Standard"><text:s text:c="3"/>如遇网络等问题重复执行的次数 </text:p>
      <text:p text:style-name="Standard">pause : int, 默认 0.001</text:p>
      <text:p text:style-name="Standard"><text:s text:c="3"/>重复请求数据过程中暂停的秒数，防止请求间隔时间太短出现的问题</text:p>
      <text:p text:style-name="Standard"/>
      <text:p text:style-name="Standard">返回值：</text:p>
      <text:p text:style-name="Standard">DataFrame or List: [{'code':, 'name':, ...}, ...]</text:p>
      <text:p text:style-name="Standard"><text:s text:c="3"/>code,代码</text:p>
      <text:p text:style-name="Standard"><text:s text:c="3"/>name,名称</text:p>
      <text:p text:style-name="Standard"><text:s text:c="3"/>cf_sales,经营现金净流量对销售收入比率</text:p>
      <text:p text:style-name="Standard"><text:s text:c="3"/>rateofreturn,资产的经营现金流量回报率</text:p>
      <text:p text:style-name="Standard"><text:s text:c="3"/>cf_nm,经营现金净流量与净利润的比率</text:p>
      <text:p text:style-name="Standard"><text:s text:c="3"/>cf_liabilities,经营现金净流量对负债比率</text:p>
      <text:p text:style-name="Standard"><text:s text:c="3"/>cashflowratio,现金流量比率</text:p>
      <text:p text:style-name="Standard"/>
      <text:p text:style-name="Standard">示例：</text:p>
      <text:p text:style-name="Standard">[i]import gugu as gg[/i]</text:p>
      <text:p text:style-name="Standard">[i]obj = gg.StockInfo()[/i] <text:s text:c="3"/># 创建股票信息对象</text:p>
      <text:p text:style-name="Standard">[i]data = obj.cashFlow(year=2018, quarter=4)[/i] <text:s text:c="2"/># 获取现金流量数据</text:p>
      <text:p text:style-name="Standard">[i]obj.output()[/i] <text:s text:c="2"/># 输出数据</text:p>
      <text:p text:style-name="Standard"/>
      <text:p text:style-name="Standard">输出：</text:p>
      <text:p text:style-name="Standard"><text:s text:c="7"/>code <text:s text:c="2"/>name <text:s/>cf_sales <text:s/>rateofreturn <text:s text:c="3"/>cf_nm <text:s/>cf_liabilities <text:s/>cashflowratio</text:p>
      <text:p text:style-name="Standard">0 <text:s text:c="3"/>300059 <text:s text:c="2"/>东方财富 <text:s text:c="3"/>2.0368 <text:s text:c="7"/>0.0670 <text:s text:c="2"/>2.7836 <text:s text:c="9"/>0.1106 <text:s text:c="7"/>13.8283</text:p>
      <text:p text:style-name="Standard">1 <text:s text:c="3"/>002575 <text:s text:c="2"/>群兴玩具 <text:s text:c="3"/>0.9919 <text:s text:c="7"/>0.0208 <text:s text:c="2"/>2.7294 <text:s text:c="9"/>2.1289 <text:s text:c="6"/>371.0998</text:p>
      <text:p text:style-name="Standard">2 <text:s text:c="3"/>601619 <text:s text:c="2"/>嘉泽新能 <text:s text:c="3"/>0.7684 <text:s text:c="7"/>0.0935 <text:s text:c="2"/>3.0503 <text:s text:c="9"/>0.1338 <text:s text:c="7"/>76.3129</text:p>
      <text:p text:style-name="Standard">3 <text:s text:c="3"/>002167 <text:s text:c="2"/>东方锆业 <text:s text:c="3"/>0.7357 <text:s text:c="7"/>0.1518 <text:s/>34.4923 <text:s text:c="9"/>0.2582 <text:s text:c="7"/>31.8092</text:p>
      <text:p text:style-name="Standard">4 <text:s text:c="3"/>603005 <text:s text:c="2"/>晶方科技 <text:s text:c="3"/>0.5160 <text:s text:c="7"/>0.1286 <text:s text:c="2"/>4.1077 <text:s text:c="9"/>0.7513 <text:s text:c="6"/>151.3610</text:p>
      <text:p text:style-name="Standard">5 <text:s text:c="3"/>300623 <text:s text:c="2"/>捷捷微电 <text:s text:c="3"/>0.4863 <text:s text:c="7"/>0.1675 <text:s text:c="2"/>1.5778 <text:s text:c="9"/>1.2430 <text:s text:c="6"/>137.6064</text:p>
      <text:p text:style-name="Standard">6 <text:s text:c="3"/>603136 <text:s text:c="3"/>天目湖 <text:s text:c="3"/>0.4605 <text:s text:c="7"/>0.2000 <text:s text:c="2"/>1.9093 <text:s text:c="9"/>0.9882 <text:s text:c="6"/>139.5874</text:p>
      <text:p text:style-name="Standard">7 <text:s text:c="3"/>000598 <text:s text:c="2"/>兴蓉环境 <text:s text:c="3"/>0.4594 <text:s text:c="7"/>0.0913 <text:s text:c="2"/>1.8944 <text:s text:c="9"/>0.1956 <text:s text:c="7"/>32.6678</text:p>
      <text:p text:style-name="Standard">8 <text:s text:c="3"/>600675 <text:s text:c="2"/>中华企业 <text:s text:c="3"/>0.4436 <text:s text:c="7"/>0.1511 <text:s text:c="2"/>2.6308 <text:s text:c="9"/>0.2087 <text:s text:c="7"/>27.5950</text:p>
      <text:p text:style-name="Standard">9 <text:s text:c="3"/>603127 <text:s text:c="2"/>昭衍新药 <text:s text:c="3"/>0.4307 <text:s text:c="7"/>0.1543 <text:s text:c="2"/>1.6275 <text:s text:c="9"/>0.3594 <text:s text:c="7"/>43.0300</text:p>
      <text:p text:style-name="Standard">10 <text:s text:c="2"/>000722 <text:s text:c="2"/>湖南发展 <text:s text:c="3"/>0.4120 <text:s text:c="7"/>0.0343 <text:s text:c="2"/>1.4836 <text:s text:c="9"/>0.4887 <text:s text:c="6"/>120.7535</text:p>
      <text:p text:style-name="Standard">11 <text:s text:c="2"/>002233 <text:s text:c="2"/>塔牌集团 <text:s text:c="3"/>0.3945 <text:s text:c="7"/>0.2390 <text:s text:c="2"/>1.5172 <text:s text:c="9"/>1.3344 <text:s text:c="6"/>143.3788</text:p>
      <text:p text:style-name="Standard">12 <text:s text:c="2"/>300033 <text:s text:c="3"/>同花顺 <text:s text:c="3"/>0.3809 <text:s text:c="7"/>0.1279 <text:s text:c="2"/>0.8332 <text:s text:c="9"/>0.6679 <text:s text:c="7"/>67.1700</text:p>
      <text:p text:style-name="Standard"><text:soft-page-break/>13 <text:s text:c="2"/>600167 <text:s text:c="2"/>联美控股 <text:s text:c="3"/>0.3730 <text:s text:c="7"/>0.1030 <text:s text:c="2"/>0.8397 <text:s text:c="9"/>0.2355 <text:s text:c="7"/>41.5649</text:p>
      <text:p text:style-name="Standard">14 <text:s text:c="2"/>002616 <text:s text:c="2"/>长青集团 <text:s text:c="3"/>0.3487 <text:s text:c="7"/>0.1398 <text:s text:c="2"/>4.2540 <text:s text:c="9"/>0.2419 <text:s text:c="7"/>40.2895</text:p>
      <text:p text:style-name="Standard">15 <text:s text:c="2"/>002315 <text:s text:c="2"/>焦点科技 <text:s text:c="3"/>0.3445 <text:s text:c="7"/>0.1188 <text:s text:c="2"/>5.6031 <text:s text:c="9"/>0.4401 <text:s text:c="7"/>46.3205</text:p>
      <text:p text:style-name="Standard">16 <text:s text:c="2"/>300146 <text:s text:c="2"/>汤臣倍健 <text:s text:c="3"/>0.3101 <text:s text:c="7"/>0.1378 <text:s text:c="2"/>1.4850 <text:s text:c="9"/>0.4648 <text:s text:c="7"/>90.4687</text:p>
      <text:p text:style-name="Standard">17 <text:s text:c="2"/>600113 <text:s text:c="2"/>浙江东日 <text:s text:c="3"/>0.3015 <text:s text:c="7"/>0.1189 <text:s text:c="2"/>1.2002 <text:s text:c="9"/>0.3929 <text:s text:c="7"/>61.2553</text:p>
      <text:p text:style-name="Standard">18 <text:s text:c="2"/>600158 <text:s text:c="2"/>中体产业 <text:s text:c="3"/>0.2986 <text:s text:c="7"/>0.1017 <text:s text:c="2"/>4.7328 <text:s text:c="9"/>0.1899 <text:s text:c="7"/>19.6631</text:p>
      <text:p text:style-name="Standard">19 <text:s text:c="2"/>002458 <text:s text:c="2"/>益生股份 <text:s text:c="3"/>0.2911 <text:s text:c="7"/>0.1856 <text:s text:c="2"/>1.1920 <text:s text:c="9"/>0.6076 <text:s text:c="7"/>68.1271</text:p>
      <text:p text:style-name="Standard">20 <text:s text:c="2"/>002099 <text:s text:c="2"/>海翔药业 <text:s text:c="3"/>0.2911 <text:s text:c="7"/>0.1125 <text:s text:c="2"/>1.3082 <text:s text:c="9"/>0.4812 <text:s text:c="7"/>50.1226</text:p>
      <text:p text:style-name="Standard">21 <text:s text:c="2"/>300016 <text:s text:c="2"/>北陆药业 <text:s text:c="3"/>0.2890 <text:s text:c="7"/>0.1364 <text:s text:c="2"/>1.1894 <text:s text:c="9"/>2.1194 <text:s text:c="6"/>282.8211</text:p>
      <text:p text:style-name="Standard">22 <text:s text:c="2"/>002294 <text:s text:c="3"/>信立泰 <text:s text:c="3"/>0.2882 <text:s text:c="7"/>0.1696 <text:s text:c="2"/>0.9217 <text:s text:c="9"/>1.2971 <text:s text:c="6"/>198.5907</text:p>
      <text:p text:style-name="Standard">23 <text:s text:c="2"/>000667 <text:s text:c="2"/>美好置业 <text:s text:c="3"/>0.2817 <text:s text:c="7"/>0.0307 <text:s text:c="2"/>4.7630 <text:s text:c="9"/>0.0464 <text:s text:c="8"/>6.1542</text:p>
      <text:p text:style-name="Standard">24 <text:s text:c="2"/>600681 <text:s text:c="2"/>百川能源 <text:s text:c="3"/>0.2566 <text:s text:c="7"/>0.1371 <text:s text:c="2"/>1.2066 <text:s text:c="9"/>0.2841 <text:s text:c="7"/>40.5021</text:p>
      <text:p text:style-name="Standard">25 <text:s text:c="2"/>002138 <text:s text:c="2"/>顺络电子 <text:s text:c="3"/>0.2528 <text:s text:c="7"/>0.1140 <text:s text:c="2"/>1.2363 <text:s text:c="9"/>0.6788 <text:s text:c="7"/>80.9339</text:p>
      <text:p text:style-name="Standard">26 <text:s text:c="2"/>603429 <text:s text:c="2"/>集友股份 <text:s text:c="3"/>0.2521 <text:s text:c="7"/>0.1122 <text:s text:c="2"/>0.9840 <text:s text:c="9"/>0.2926 <text:s text:c="7"/>31.0415</text:p>
      <text:p text:style-name="Standard">27 <text:s text:c="2"/>300613 <text:s text:c="3"/>富瀚微 <text:s text:c="3"/>0.2498 <text:s text:c="7"/>0.0865 <text:s text:c="2"/>2.2242 <text:s text:c="9"/>0.6632 <text:s text:c="7"/>69.7165</text:p>
      <text:p text:style-name="Standard">28 <text:s text:c="2"/>603103 <text:s text:c="2"/>横店影视 <text:s text:c="3"/>0.2447 <text:s text:c="7"/>0.2066 <text:s text:c="2"/>2.0786 <text:s text:c="9"/>0.6429 <text:s text:c="7"/>80.7061</text:p>
      <text:p text:style-name="Standard">29 <text:s text:c="2"/>002234 <text:s text:c="2"/>民和股份 <text:s text:c="3"/>0.2445 <text:s text:c="7"/>0.1693 <text:s text:c="2"/>1.1681 <text:s text:c="9"/>0.2957 <text:s text:c="7"/>32.5803</text:p>
      <text:p text:style-name="Standard">.. <text:s text:c="5"/>... <text:s text:c="3"/>... <text:s text:c="6"/>... <text:s text:c="10"/>... <text:s text:c="5"/>... <text:s text:c="12"/>... <text:s text:c="11"/>...</text:p>
      <text:p text:style-name="Standard">127 <text:s/>300700 <text:s text:c="2"/>岱勒新材 <text:s text:c="3"/>0.0140 <text:s text:c="7"/>0.0046 <text:s text:c="2"/>0.1360 <text:s text:c="9"/>0.0099 <text:s text:c="8"/>1.1042</text:p>
      <text:p text:style-name="Standard">128 <text:s/>600982 <text:s text:c="2"/>宁波热电 <text:s text:c="3"/>0.0103 <text:s text:c="7"/>0.0037 <text:s text:c="2"/>0.1045 <text:s text:c="9"/>0.0090 <text:s text:c="8"/>1.1763</text:p>
      <text:p text:style-name="Standard">129 <text:s/>300751 <text:s text:c="2"/>迈为股份 <text:s text:c="3"/>0.0006 <text:s text:c="7"/>0.0002 <text:s text:c="2"/>0.0029 <text:s text:c="9"/>0.0003 <text:s text:c="8"/>0.0318</text:p>
      <text:p text:style-name="Standard">130 <text:s/>002240 <text:s text:c="2"/>威华股份 <text:s text:c="2"/>-0.0006 <text:s text:c="6"/>-0.0004 <text:s/>-0.0093 <text:s text:c="8"/>-0.0010 <text:s text:c="7"/>-0.1151</text:p>
      <text:p text:style-name="Standard">131 <text:s/>600284 <text:s text:c="2"/>浦东建设 <text:s text:c="2"/>-0.0063 <text:s text:c="6"/>-0.0020 <text:s/>-0.0501 <text:s text:c="8"/>-0.0040 <text:s text:c="7"/>-0.5070</text:p>
      <text:p text:style-name="Standard">132 <text:s/>300638 <text:s text:c="3"/>广和通 <text:s text:c="2"/>-0.0072 <text:s text:c="6"/>-0.0089 <text:s/>-0.1029 <text:s text:c="8"/>-0.0161 <text:s text:c="7"/>-1.6310</text:p>
      <text:p text:style-name="Standard">133 <text:s/>600826 <text:s text:c="2"/>兰生股份 <text:s text:c="2"/>-0.0124 <text:s text:c="6"/>-0.0103 <text:s/>-0.1701 <text:s text:c="8"/>-0.0398 <text:s text:c="7"/>-4.4312</text:p>
      <text:p text:style-name="Standard">134 <text:s/>002796 <text:s text:c="2"/>世嘉科技 <text:s text:c="2"/>-0.0124 <text:s text:c="6"/>-0.0079 <text:s/>-0.3107 <text:s text:c="8"/>-0.0276 <text:s text:c="7"/>-2.8025</text:p>
      <text:p text:style-name="Standard">135 <text:s/>002628 <text:s text:c="2"/>成都路桥 <text:s text:c="2"/>-0.0158 <text:s text:c="6"/>-0.0073 <text:s/>-2.0598 <text:s text:c="8"/>-0.0134 <text:s text:c="7"/>-1.5476</text:p>
      <text:p text:style-name="Standard">136 <text:s/>002462 <text:s text:c="3"/>嘉事堂 <text:s text:c="2"/>-0.0162 <text:s text:c="6"/>-0.0269 <text:s/>-0.5113 <text:s text:c="8"/>-0.0410 <text:s text:c="7"/>-4.5835</text:p>
      <text:p text:style-name="Standard">137 <text:s/>600257 <text:s text:c="2"/>大湖股份 <text:s text:c="2"/>-0.0367 <text:s text:c="6"/>-0.0218 <text:s/>-2.3122 <text:s text:c="8"/>-0.0887 <text:s text:c="7"/>-9.6366</text:p>
      <text:p text:style-name="Standard">138 <text:s/>603822 <text:s text:c="2"/>嘉澳环保 <text:s text:c="2"/>-0.0557 <text:s text:c="6"/>-0.0402 <text:s/>-1.0299 <text:s text:c="8"/>-0.0871 <text:s text:c="6"/>-14.2962</text:p>
      <text:p text:style-name="Standard">139 <text:s/>002334 <text:s text:c="3"/>英威腾 <text:s text:c="2"/>-0.0608 <text:s text:c="6"/>-0.0397 <text:s/>-0.7617 <text:s text:c="8"/>-0.0968 <text:s text:c="7"/>-9.9671</text:p>
      <text:p text:style-name="Standard">140 <text:s/>603577 <text:s text:c="3"/>汇金通 <text:s text:c="2"/>-0.0876 <text:s text:c="6"/>-0.0422 <text:s/>-2.6786 <text:s text:c="8"/>-0.0769 <text:s text:c="7"/>-7.7029</text:p>
      <text:p text:style-name="Standard">141 <text:s/>300125 <text:s text:c="3"/>易世达 <text:s text:c="2"/>-0.1007 <text:s text:c="6"/>-0.0122 <text:s/>-0.4237 <text:s text:c="8"/>-0.0317 <text:s text:c="6"/>-14.0694</text:p>
      <text:p text:style-name="Standard">142 <text:s/>000737 <text:s/>*ST南风 <text:s text:c="2"/>-0.1154 <text:s text:c="6"/>-0.1341 <text:s/>-0.8094 <text:s text:c="8"/>-0.1791 <text:s text:c="6"/>-21.4006</text:p>
      <text:p text:style-name="Standard">143 <text:s/>300591 <text:s text:c="3"/>万里马 <text:s text:c="2"/>-0.1265 <text:s text:c="6"/>-0.0790 <text:s/>-2.0526 <text:s text:c="8"/>-0.1493 <text:s text:c="6"/>-16.0407</text:p>
      <text:p text:style-name="Standard">144 <text:s/>603991 <text:s text:c="2"/>至正股份 <text:s text:c="2"/>-0.1312 <text:s text:c="6"/>-0.0915 <text:s/>-1.9672 <text:s text:c="8"/>-0.2297 <text:s text:c="6"/>-23.5778</text:p>
      <text:p text:style-name="Standard">145 <text:s/>603333 <text:s text:c="2"/>尚纬股份 <text:s text:c="2"/>-0.1373 <text:s text:c="6"/>-0.0963 <text:s/>-3.7300 <text:s text:c="8"/>-0.2603 <text:s text:c="6"/>-27.4849</text:p>
      <text:p text:style-name="Standard">146 <text:s/>300423 <text:s text:c="3"/>鲁亿通 <text:s text:c="2"/>-0.1596 <text:s text:c="6"/>-0.0706 <text:s/>-1.0738 <text:s text:c="8"/>-0.1219 <text:s text:c="6"/>-14.4689</text:p>
      <text:p text:style-name="Standard">147 <text:s/>300545 <text:s text:c="2"/>联得装备 <text:s text:c="2"/>-0.1602 <text:s text:c="6"/>-0.0914 <text:s/>-1.2468 <text:s text:c="8"/>-0.1863 <text:s text:c="6"/>-18.8851</text:p>
      <text:p text:style-name="Standard">148 <text:s/>000953 <text:s text:c="2"/>ST河化 <text:s text:c="2"/>-0.2270 <text:s text:c="6"/>-0.1355 <text:s text:c="5"/>NaN <text:s text:c="8"/>-0.0824 <text:s text:c="7"/>-8.2697</text:p>
      <text:p text:style-name="Standard">149 <text:s/>600800 <text:s text:c="2"/>天津磁卡 <text:s text:c="2"/>-0.2972 <text:s text:c="6"/>-0.0720 <text:s/>-0.6017 <text:s text:c="8"/>-0.0895 <text:s text:c="7"/>-8.9896</text:p>
      <text:p text:style-name="Standard">150 <text:s/>002494 <text:s text:c="2"/>华斯股份 <text:s text:c="2"/>-0.3997 <text:s text:c="6"/>-0.0782 -15.1928 <text:s text:c="8"/>-0.3170 <text:s text:c="6"/>-38.6943</text:p>
      <text:p text:style-name="Standard">151 <text:s/>300692 <text:s text:c="2"/>中环环保 <text:s text:c="2"/>-0.5742 <text:s text:c="6"/>-0.1285 <text:s/>-3.4973 <text:s text:c="8"/>-0.2452 <text:s text:c="6"/>-46.2010</text:p>
      <text:p text:style-name="Standard">152 <text:s/>002473 <text:s/>*ST圣莱 <text:s text:c="2"/>-0.6500 <text:s text:c="6"/>-0.2554 <text:s/>-8.3647 <text:s text:c="8"/>-1.2282 <text:s text:c="5"/>-141.3019</text:p>
      <text:p text:style-name="Standard">153 <text:s/>002188 <text:s/>*ST巴士 <text:s text:c="2"/>-0.7297 <text:s text:c="6"/>-0.5918 <text:s text:c="5"/>NaN <text:s text:c="8"/>-0.1303 <text:s text:c="5"/>-104.5068</text:p>
      <text:p text:style-name="Standard">154 <text:s/>000965 <text:s text:c="2"/>天保基建 <text:s text:c="2"/>-0.8612 <text:s text:c="6"/>-0.2038 -20.3242 <text:s text:c="8"/>-0.4424 <text:s text:c="6"/>-60.6638</text:p>
      <text:p text:style-name="Standard">155 <text:s/>000001 <text:s text:c="2"/>平安银行 <text:s text:c="6"/>NaN <text:s text:c="6"/>-0.0168 <text:s/>-2.3097 <text:s text:c="8"/>-0.0180 <text:s text:c="11"/>NaN</text:p>
      <text:p text:style-name="Standard">156 <text:s/>000166 <text:s text:c="2"/>申万宏源 <text:s text:c="6"/>NaN <text:s text:c="6"/>-0.0399 <text:s/>-3.2681 <text:s text:c="8"/>-0.0502 <text:s text:c="11"/>N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1"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宋体" style:font-family-asian="宋体"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 Regular1" style:font-family-complex="'Noto Sans CJK S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1" style:font-family-complex="'Noto Sans CJK S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Regular1" style:font-family-complex="'Noto Sans CJK SC Regular'"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2:38:02.218761179</meta:creation-date>
    <dc:date>2019-03-20T12:38:29.667284004</dc:date>
    <meta:editing-duration>PT31S</meta:editing-duration>
    <meta:editing-cycles>1</meta:editing-cycles>
    <meta:document-statistic meta:table-count="0" meta:image-count="0" meta:object-count="0" meta:page-count="14" meta:paragraph-count="540" meta:word-count="6014" meta:character-count="37710" meta:non-whitespace-character-count="21929"/>
    <meta:generator>LibreOffice/6.0.6.2$Linux_X86_64 LibreOffice_project/00m0$Build-2</meta:generator>
  </office:meta>
</office:document-meta>
</file>